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434970" table:style-name="ce5">
            <text:p>9.434.9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603000" table:style-name="ce5">
            <text:p>1.603.000</text:p>
          </table:table-cell>
          <table:table-cell office:value-type="float" office:value="463400" table:style-name="ce5">
            <text:p>463.400</text:p>
          </table:table-cell>
          <table:table-cell office:value-type="float" office:value="13520870" table:style-name="ce6">
            <text:p>13.520.870</text:p>
          </table:table-cell>
          <table:table-cell office:value-type="float" office:value="12594366" table:style-name="ce6">
            <text:p>12.594.366</text:p>
          </table:table-cell>
          <table:table-cell office:value-type="percentage" office:value="0.93147600709125966" table:style-name="ce7">
            <text:p>93,1%</text:p>
          </table:table-cell>
          <table:table-cell office:value-type="float" office:value="6757099" table:style-name="ce5">
            <text:p>6.757.099</text:p>
          </table:table-cell>
          <table:table-cell office:value-type="float" office:value="6531551" table:style-name="ce5">
            <text:p>6.531.551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08445" table:style-name="ce5">
            <text:p>1.508.4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13445" table:style-name="ce6">
            <text:p>2.113.445</text:p>
          </table:table-cell>
          <table:table-cell office:value-type="float" office:value="1957506" table:style-name="ce6">
            <text:p>1.957.506</text:p>
          </table:table-cell>
          <table:table-cell office:value-type="percentage" office:value="0.92621572834873866" table:style-name="ce7">
            <text:p>92,6%</text:p>
          </table:table-cell>
          <table:table-cell office:value-type="float" office:value="1055716" table:style-name="ce5">
            <text:p>1.055.716</text:p>
          </table:table-cell>
          <table:table-cell office:value-type="float" office:value="1025750" table:style-name="ce5">
            <text:p>1.025.750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15365" table:style-name="ce5">
            <text:p>1.215.36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9700" table:style-name="ce5">
            <text:p>49.700</text:p>
          </table:table-cell>
          <table:table-cell office:value-type="float" office:value="1647965" table:style-name="ce6">
            <text:p>1.647.965</text:p>
          </table:table-cell>
          <table:table-cell office:value-type="float" office:value="1646830" table:style-name="ce6">
            <text:p>1.646.830</text:p>
          </table:table-cell>
          <table:table-cell office:value-type="percentage" office:value="0.99931127178065071" table:style-name="ce7">
            <text:p>99,9%</text:p>
          </table:table-cell>
          <table:table-cell office:value-type="float" office:value="869290" table:style-name="ce5">
            <text:p>869.290</text:p>
          </table:table-cell>
          <table:table-cell office:value-type="float" office:value="850542" table:style-name="ce5">
            <text:p>850.542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68745" table:style-name="ce6">
            <text:p>1.568.745</text:p>
          </table:table-cell>
          <table:table-cell office:value-type="percentage" office:value="0.82947521480502318" table:style-name="ce7">
            <text:p>82,9%</text:p>
          </table:table-cell>
          <table:table-cell office:value-type="float" office:value="843028" table:style-name="ce5">
            <text:p>843.028</text:p>
          </table:table-cell>
          <table:table-cell office:value-type="float" office:value="816929" table:style-name="ce5">
            <text:p>816.929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58690" table:style-name="ce5">
            <text:p>2.358.69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522840" table:style-name="ce6">
            <text:p>3.522.840</text:p>
          </table:table-cell>
          <table:table-cell office:value-type="float" office:value="3092295" table:style-name="ce6">
            <text:p>3.092.295</text:p>
          </table:table-cell>
          <table:table-cell office:value-type="percentage" office:value="0.87778468508362573" table:style-name="ce7">
            <text:p>87,8%</text:p>
          </table:table-cell>
          <table:table-cell office:value-type="float" office:value="1656754" table:style-name="ce5">
            <text:p>1.656.754</text:p>
          </table:table-cell>
          <table:table-cell office:value-type="float" office:value="1601856" table:style-name="ce5">
            <text:p>1.601.856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66465" table:style-name="ce5">
            <text:p>666.46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31515" table:style-name="ce6">
            <text:p>931.515</text:p>
          </table:table-cell>
          <table:table-cell office:value-type="float" office:value="892559" table:style-name="ce6">
            <text:p>892.559</text:p>
          </table:table-cell>
          <table:table-cell office:value-type="percentage" office:value="0.95817995416069524" table:style-name="ce7">
            <text:p>95,8%</text:p>
          </table:table-cell>
          <table:table-cell office:value-type="float" office:value="476070" table:style-name="ce5">
            <text:p>476.070</text:p>
          </table:table-cell>
          <table:table-cell office:value-type="float" office:value="458328" table:style-name="ce5">
            <text:p>458.328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47495" table:style-name="ce5">
            <text:p>2.847.49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843295" table:style-name="ce6">
            <text:p>3.843.295</text:p>
          </table:table-cell>
          <table:table-cell office:value-type="float" office:value="3695716" table:style-name="ce6">
            <text:p>3.695.716</text:p>
          </table:table-cell>
          <table:table-cell office:value-type="percentage" office:value="0.96160091796232139" table:style-name="ce7">
            <text:p>96,2%</text:p>
          </table:table-cell>
          <table:table-cell office:value-type="float" office:value="1982515" table:style-name="ce5">
            <text:p>1.982.515</text:p>
          </table:table-cell>
          <table:table-cell office:value-type="float" office:value="1927346" table:style-name="ce5">
            <text:p>1.927.346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56795" table:style-name="ce5">
            <text:p>2.256.79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216670" table:style-name="ce6">
            <text:p>3.216.670</text:p>
          </table:table-cell>
          <table:table-cell office:value-type="float" office:value="2962206" table:style-name="ce6">
            <text:p>2.962.206</text:p>
          </table:table-cell>
          <table:table-cell office:value-type="percentage" office:value="0.92089210270248423" table:style-name="ce7">
            <text:p>92,1%</text:p>
          </table:table-cell>
          <table:table-cell office:value-type="float" office:value="1601550" table:style-name="ce5">
            <text:p>1.601.550</text:p>
          </table:table-cell>
          <table:table-cell office:value-type="float" office:value="1524676" table:style-name="ce5">
            <text:p>1.524.676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837471" table:style-name="ce6">
            <text:p>10.837.471</text:p>
          </table:table-cell>
          <table:table-cell office:value-type="percentage" office:value="0.91352073307758896" table:style-name="ce7">
            <text:p>91,4%</text:p>
          </table:table-cell>
          <table:table-cell office:value-type="float" office:value="5863262" table:style-name="ce5">
            <text:p>5.863.262</text:p>
          </table:table-cell>
          <table:table-cell office:value-type="float" office:value="5643581" table:style-name="ce5">
            <text:p>5.643.581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19150" table:style-name="ce5">
            <text:p>5.719.15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10150" table:style-name="ce6">
            <text:p>8.010.150</text:p>
          </table:table-cell>
          <table:table-cell office:value-type="float" office:value="7505181" table:style-name="ce6">
            <text:p>7.505.181</text:p>
          </table:table-cell>
          <table:table-cell office:value-type="percentage" office:value="0.9369588584483437" table:style-name="ce7">
            <text:p>93,7%</text:p>
          </table:table-cell>
          <table:table-cell office:value-type="float" office:value="4038187" table:style-name="ce5">
            <text:p>4.038.187</text:p>
          </table:table-cell>
          <table:table-cell office:value-type="float" office:value="3916225" table:style-name="ce5">
            <text:p>3.916.225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16295" table:style-name="ce5">
            <text:p>1.216.29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72245" table:style-name="ce6">
            <text:p>1.672.245</text:p>
          </table:table-cell>
          <table:table-cell office:value-type="float" office:value="1671455" table:style-name="ce6">
            <text:p>1.671.455</text:p>
          </table:table-cell>
          <table:table-cell office:value-type="percentage" office:value="0.99952758118577123" table:style-name="ce7">
            <text:p>100,0%</text:p>
          </table:table-cell>
          <table:table-cell office:value-type="float" office:value="890202" table:style-name="ce5">
            <text:p>890.202</text:p>
          </table:table-cell>
          <table:table-cell office:value-type="float" office:value="867512" table:style-name="ce5">
            <text:p>867.512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17589" table:style-name="ce5">
            <text:p>3.117.58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21089" table:style-name="ce6">
            <text:p>4.321.089</text:p>
          </table:table-cell>
          <table:table-cell office:value-type="float" office:value="4332179" table:style-name="ce6">
            <text:p>4.332.179</text:p>
          </table:table-cell>
          <table:table-cell office:value-type="percentage" office:value="1.0025664826621252" table:style-name="ce7">
            <text:p>100,3%</text:p>
          </table:table-cell>
          <table:table-cell office:value-type="float" office:value="2294534" table:style-name="ce5">
            <text:p>2.294.534</text:p>
          </table:table-cell>
          <table:table-cell office:value-type="float" office:value="2244937" table:style-name="ce5">
            <text:p>2.244.937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74465" table:style-name="ce5">
            <text:p>374.46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10565" table:style-name="ce6">
            <text:p>510.565</text:p>
          </table:table-cell>
          <table:table-cell office:value-type="float" office:value="469573" table:style-name="ce6">
            <text:p>469.573</text:p>
          </table:table-cell>
          <table:table-cell office:value-type="percentage" office:value="0.91971247539490564" table:style-name="ce7">
            <text:p>92,0%</text:p>
          </table:table-cell>
          <table:table-cell office:value-type="float" office:value="255844" table:style-name="ce5">
            <text:p>255.844</text:p>
          </table:table-cell>
          <table:table-cell office:value-type="float" office:value="248354" table:style-name="ce5">
            <text:p>248.354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20129" table:style-name="ce5">
            <text:p>7.620.12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808279" table:style-name="ce6">
            <text:p>10.808.279</text:p>
          </table:table-cell>
          <table:table-cell office:value-type="float" office:value="9597955" table:style-name="ce6">
            <text:p>9.597.955</text:p>
          </table:table-cell>
          <table:table-cell office:value-type="percentage" office:value="0.88801880484395346" table:style-name="ce7">
            <text:p>88,8%</text:p>
          </table:table-cell>
          <table:table-cell office:value-type="float" office:value="5259714" table:style-name="ce5">
            <text:p>5.259.714</text:p>
          </table:table-cell>
          <table:table-cell office:value-type="float" office:value="5042547" table:style-name="ce5">
            <text:p>5.042.547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79968" table:style-name="ce6">
            <text:p>2.179.968</text:p>
          </table:table-cell>
          <table:table-cell office:value-type="percentage" office:value="0.90557873769609909" table:style-name="ce7">
            <text:p>90,6%</text:p>
          </table:table-cell>
          <table:table-cell office:value-type="float" office:value="1174183" table:style-name="ce5">
            <text:p>1.174.183</text:p>
          </table:table-cell>
          <table:table-cell office:value-type="float" office:value="1128266" table:style-name="ce5">
            <text:p>1.128.266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23750" table:style-name="ce5">
            <text:p>23.750</text:p>
          </table:table-cell>
          <table:table-cell office:value-type="float" office:value="1046175" table:style-name="ce6">
            <text:p>1.046.175</text:p>
          </table:table-cell>
          <table:table-cell office:value-type="float" office:value="960889" table:style-name="ce6">
            <text:p>960.889</text:p>
          </table:table-cell>
          <table:table-cell office:value-type="percentage" office:value="0.91847826606447291" table:style-name="ce7">
            <text:p>91,8%</text:p>
          </table:table-cell>
          <table:table-cell office:value-type="float" office:value="520570" table:style-name="ce5">
            <text:p>520.570</text:p>
          </table:table-cell>
          <table:table-cell office:value-type="float" office:value="505792" table:style-name="ce5">
            <text:p>505.792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84900" table:style-name="ce5">
            <text:p>2.484.90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566050" table:style-name="ce6">
            <text:p>3.566.050</text:p>
          </table:table-cell>
          <table:table-cell office:value-type="float" office:value="3290651" table:style-name="ce6">
            <text:p>3.290.651</text:p>
          </table:table-cell>
          <table:table-cell office:value-type="percentage" office:value="0.92277197459373816" table:style-name="ce7">
            <text:p>92,3%</text:p>
          </table:table-cell>
          <table:table-cell office:value-type="float" office:value="1786714" table:style-name="ce5">
            <text:p>1.786.714</text:p>
          </table:table-cell>
          <table:table-cell office:value-type="float" office:value="1725324" table:style-name="ce5">
            <text:p>1.725.324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09641" table:style-name="ce6">
            <text:p>109.641</text:p>
          </table:table-cell>
          <table:table-cell office:value-type="percentage" office:value="0.78186550666761745" table:style-name="ce7">
            <text:p>78,2%</text:p>
          </table:table-cell>
          <table:table-cell office:value-type="float" office:value="60551" table:style-name="ce5">
            <text:p>60.551</text:p>
          </table:table-cell>
          <table:table-cell office:value-type="float" office:value="56690" table:style-name="ce5">
            <text:p>56.690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9233" table:style-name="ce6">
            <text:p>99.233</text:p>
          </table:table-cell>
          <table:table-cell office:value-type="percentage" office:value="0.70328136073706593" table:style-name="ce7">
            <text:p>70,3%</text:p>
          </table:table-cell>
          <table:table-cell office:value-type="float" office:value="55912" table:style-name="ce5">
            <text:p>55.912</text:p>
          </table:table-cell>
          <table:table-cell office:value-type="float" office:value="52744" table:style-name="ce5">
            <text:p>52.744</text:p>
          </table:table-cell>
          <table:table-cell office:value-type="date" office:date-value="2021-09-22T00:00:00" table:style-name="ce8">
            <text:p>2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1864" table:style-name="ce6">
            <text:p>171.864</text:p>
          </table:table-cell>
          <table:table-cell office:value-type="percentage" office:value="0.80977016368416588" table:style-name="ce7">
            <text:p>81,0%</text:p>
          </table:table-cell>
          <table:table-cell office:value-type="float" office:value="92219" table:style-name="ce5">
            <text:p>92.219</text:p>
          </table:table-cell>
          <table:table-cell office:value-type="float" office:value="86036" table:style-name="ce5">
            <text:p>86.036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80" table:style-name="ce5">
            <text:p>4.680</text:p>
          </table:table-cell>
          <table:table-cell office:value-type="float" office:value="0" table:style-name="ce5">
            <text:p>0</text:p>
          </table:table-cell>
          <table:table-cell office:value-type="float" office:value="3285" table:style-name="ce5">
            <text:p>3.285</text:p>
          </table:table-cell>
          <table:table-cell office:value-type="float" office:value="7965" table:style-name="ce6">
            <text:p>7.965</text:p>
          </table:table-cell>
          <table:table-cell office:value-type="float" office:value="5953" table:style-name="ce6">
            <text:p>5.953</text:p>
          </table:table-cell>
          <table:table-cell office:value-type="percentage" office:value="0.74739485247959825" table:style-name="ce7">
            <text:p>74,7%</text:p>
          </table:table-cell>
          <table:table-cell office:value-type="float" office:value="4409" table:style-name="ce5">
            <text:p>4.409</text:p>
          </table:table-cell>
          <table:table-cell office:value-type="float" office:value="4119" table:style-name="ce5">
            <text:p>4.119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3124021" table:style-name="ce11">
            <text:p>53.124.021</text:p>
          </table:table-cell>
          <table:table-cell office:value-type="float" office:value="10752630" table:style-name="ce12">
            <text:p>10.752.630</text:p>
          </table:table-cell>
          <table:table-cell office:value-type="float" office:value="9202000" table:style-name="ce13">
            <text:p>9.202.000</text:p>
          </table:table-cell>
          <table:table-cell office:value-type="float" office:value="2315960" table:style-name="ce14">
            <text:p>2.315.960</text:p>
          </table:table-cell>
          <table:table-cell office:value-type="float" office:value="75394611" table:style-name="ce15">
            <text:p>75.394.611</text:p>
          </table:table-cell>
          <table:table-cell office:value-type="float" office:value="69642236" table:style-name="ce15">
            <text:p>69.642.236</text:p>
          </table:table-cell>
          <table:table-cell office:value-type="percentage" office:value="0.92370310127337885" table:style-name="ce16">
            <text:p>92,4%</text:p>
          </table:table-cell>
          <table:table-cell office:value-type="float" office:value="37538323" table:style-name="ce15">
            <text:p>37.538.323</text:p>
          </table:table-cell>
          <table:table-cell office:value-type="float" office:value="36259105" table:style-name="ce15">
            <text:p>36.259.105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61299" table:style-name="ce23">
            <text:p>4.461.299</text:p>
          </table:table-cell>
          <table:table-cell office:value-type="percentage" office:value="0.96352624812129295" table:style-name="ce24">
            <text:p>96,4%</text:p>
          </table:table-cell>
          <table:table-cell office:value-type="float" office:value="4396782" table:style-name="ce23">
            <text:p>4.396.782</text:p>
          </table:table-cell>
          <table:table-cell office:value-type="percentage" office:value="0.9495922295876682" table:style-name="ce24">
            <text:p>95,0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5863" table:style-name="ce23">
            <text:p>745.863</text:p>
          </table:table-cell>
          <table:table-cell office:value-type="percentage" office:value="0.94732249681839309" table:style-name="ce24">
            <text:p>94,7%</text:p>
          </table:table-cell>
          <table:table-cell office:value-type="float" office:value="735579" table:style-name="ce23">
            <text:p>735.579</text:p>
          </table:table-cell>
          <table:table-cell office:value-type="percentage" office:value="0.93426076221394116" table:style-name="ce24">
            <text:p>93,4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4108" table:style-name="ce23">
            <text:p>654.108</text:p>
          </table:table-cell>
          <table:table-cell office:value-type="percentage" office:value="0.967093211505622" table:style-name="ce24">
            <text:p>96,7%</text:p>
          </table:table-cell>
          <table:table-cell office:value-type="float" office:value="648446" table:style-name="ce23">
            <text:p>648.446</text:p>
          </table:table-cell>
          <table:table-cell office:value-type="percentage" office:value="0.95872199182394124" table:style-name="ce24">
            <text:p>95,9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5052" table:style-name="ce23">
            <text:p>555.052</text:p>
          </table:table-cell>
          <table:table-cell office:value-type="percentage" office:value="0.89631785136405184" table:style-name="ce24">
            <text:p>89,6%</text:p>
          </table:table-cell>
          <table:table-cell office:value-type="float" office:value="546279" table:style-name="ce23">
            <text:p>546.279</text:p>
          </table:table-cell>
          <table:table-cell office:value-type="percentage" office:value="0.88215089671833069" table:style-name="ce24">
            <text:p>88,2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3123" table:style-name="ce23">
            <text:p>1.103.123</text:p>
          </table:table-cell>
          <table:table-cell office:value-type="percentage" office:value="0.90546460422147346" table:style-name="ce24">
            <text:p>90,5%</text:p>
          </table:table-cell>
          <table:table-cell office:value-type="float" office:value="1085908" table:style-name="ce23">
            <text:p>1.085.908</text:p>
          </table:table-cell>
          <table:table-cell office:value-type="percentage" office:value="0.89133420066568447" table:style-name="ce24">
            <text:p>89,1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5284" table:style-name="ce23">
            <text:p>345.284</text:p>
          </table:table-cell>
          <table:table-cell office:value-type="percentage" office:value="0.961295818879355" table:style-name="ce24">
            <text:p>96,1%</text:p>
          </table:table-cell>
          <table:table-cell office:value-type="float" office:value="342010" table:style-name="ce23">
            <text:p>342.010</text:p>
          </table:table-cell>
          <table:table-cell office:value-type="percentage" office:value="0.95218076428368592" table:style-name="ce24">
            <text:p>95,2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68768" table:style-name="ce23">
            <text:p>1.468.768</text:p>
          </table:table-cell>
          <table:table-cell office:value-type="percentage" office:value="0.95864950702359208" table:style-name="ce24">
            <text:p>95,9%</text:p>
          </table:table-cell>
          <table:table-cell office:value-type="float" office:value="1449616" table:style-name="ce23">
            <text:p>1.449.616</text:p>
          </table:table-cell>
          <table:table-cell office:value-type="percentage" office:value="0.9461491969960617" table:style-name="ce24">
            <text:p>94,6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8378" table:style-name="ce23">
            <text:p>1.088.378</text:p>
          </table:table-cell>
          <table:table-cell office:value-type="percentage" office:value="0.94573965391693937" table:style-name="ce24">
            <text:p>94,6%</text:p>
          </table:table-cell>
          <table:table-cell office:value-type="float" office:value="1056384" table:style-name="ce23">
            <text:p>1.056.384</text:p>
          </table:table-cell>
          <table:table-cell office:value-type="percentage" office:value="0.91793865602152203" table:style-name="ce24">
            <text:p>91,8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07488" table:style-name="ce23">
            <text:p>4.007.488</text:p>
          </table:table-cell>
          <table:table-cell office:value-type="percentage" office:value="0.9258147020507983" table:style-name="ce24">
            <text:p>92,6%</text:p>
          </table:table-cell>
          <table:table-cell office:value-type="float" office:value="3942733" table:style-name="ce23">
            <text:p>3.942.733</text:p>
          </table:table-cell>
          <table:table-cell office:value-type="percentage" office:value="0.91085492399748924" table:style-name="ce24">
            <text:p>91,1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2545" table:style-name="ce23">
            <text:p>2.762.545</text:p>
          </table:table-cell>
          <table:table-cell office:value-type="percentage" office:value="0.9529161864794693" table:style-name="ce24">
            <text:p>95,3%</text:p>
          </table:table-cell>
          <table:table-cell office:value-type="float" office:value="2727186" table:style-name="ce23">
            <text:p>2.727.186</text:p>
          </table:table-cell>
          <table:table-cell office:value-type="percentage" office:value="0.94071940292020506" table:style-name="ce24">
            <text:p>94,1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3723" table:style-name="ce23">
            <text:p>613.723</text:p>
          </table:table-cell>
          <table:table-cell office:value-type="percentage" office:value="0.98687062622208499" table:style-name="ce24">
            <text:p>98,7%</text:p>
          </table:table-cell>
          <table:table-cell office:value-type="float" office:value="606870" table:style-name="ce23">
            <text:p>606.870</text:p>
          </table:table-cell>
          <table:table-cell office:value-type="percentage" office:value="0.97585095708552028" table:style-name="ce24">
            <text:p>97,6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3775" table:style-name="ce23">
            <text:p>1.673.775</text:p>
          </table:table-cell>
          <table:table-cell office:value-type="percentage" office:value="0.97306786055004912" table:style-name="ce24">
            <text:p>97,3%</text:p>
          </table:table-cell>
          <table:table-cell office:value-type="float" office:value="1657776" table:style-name="ce23">
            <text:p>1.657.776</text:p>
          </table:table-cell>
          <table:table-cell office:value-type="percentage" office:value="0.96376666253900212" table:style-name="ce24">
            <text:p>96,4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288" table:style-name="ce23">
            <text:p>182.288</text:p>
          </table:table-cell>
          <table:table-cell office:value-type="percentage" office:value="0.96621983345789542" table:style-name="ce24">
            <text:p>96,6%</text:p>
          </table:table-cell>
          <table:table-cell office:value-type="float" office:value="179722" table:style-name="ce23">
            <text:p>179.722</text:p>
          </table:table-cell>
          <table:table-cell office:value-type="percentage" office:value="0.95261871823005284" table:style-name="ce24">
            <text:p>95,3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24777" table:style-name="ce23">
            <text:p>3.524.777</text:p>
          </table:table-cell>
          <table:table-cell office:value-type="percentage" office:value="0.94440315303246269" table:style-name="ce24">
            <text:p>94,4%</text:p>
          </table:table-cell>
          <table:table-cell office:value-type="float" office:value="3467242" table:style-name="ce23">
            <text:p>3.467.242</text:p>
          </table:table-cell>
          <table:table-cell office:value-type="percentage" office:value="0.92898764294211578" table:style-name="ce24">
            <text:p>92,9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60387" table:style-name="ce23">
            <text:p>760.387</text:p>
          </table:table-cell>
          <table:table-cell office:value-type="percentage" office:value="0.96619406550511311" table:style-name="ce24">
            <text:p>96,6%</text:p>
          </table:table-cell>
          <table:table-cell office:value-type="float" office:value="743764" table:style-name="ce23">
            <text:p>743.764</text:p>
          </table:table-cell>
          <table:table-cell office:value-type="percentage" office:value="0.94507186858316217" table:style-name="ce24">
            <text:p>94,5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417" table:style-name="ce23">
            <text:p>356.417</text:p>
          </table:table-cell>
          <table:table-cell office:value-type="percentage" office:value="0.949184815897821" table:style-name="ce24">
            <text:p>94,9%</text:p>
          </table:table-cell>
          <table:table-cell office:value-type="float" office:value="352256" table:style-name="ce23">
            <text:p>352.256</text:p>
          </table:table-cell>
          <table:table-cell office:value-type="percentage" office:value="0.93810353184304573" table:style-name="ce24">
            <text:p>93,8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6290" table:style-name="ce23">
            <text:p>1.296.290</text:p>
          </table:table-cell>
          <table:table-cell office:value-type="percentage" office:value="0.95790165969584562" table:style-name="ce24">
            <text:p>95,8%</text:p>
          </table:table-cell>
          <table:table-cell office:value-type="float" office:value="1277459" table:style-name="ce23">
            <text:p>1.277.459</text:p>
          </table:table-cell>
          <table:table-cell office:value-type="percentage" office:value="0.94398637364586258" table:style-name="ce24">
            <text:p>94,4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298" table:style-name="ce23">
            <text:p>35.298</text:p>
          </table:table-cell>
          <table:table-cell office:value-type="percentage" office:value="0.9055877674585664" table:style-name="ce24">
            <text:p>90,6%</text:p>
          </table:table-cell>
          <table:table-cell office:value-type="float" office:value="34430" table:style-name="ce23">
            <text:p>34.430</text:p>
          </table:table-cell>
          <table:table-cell office:value-type="percentage" office:value="0.8833187952178152" table:style-name="ce24">
            <text:p>88,3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1981" table:style-name="ce23">
            <text:p>31.981</text:p>
          </table:table-cell>
          <table:table-cell office:value-type="percentage" office:value="0.85912693082605773" table:style-name="ce24">
            <text:p>85,9%</text:p>
          </table:table-cell>
          <table:table-cell office:value-type="float" office:value="31183" table:style-name="ce23">
            <text:p>31.183</text:p>
          </table:table-cell>
          <table:table-cell office:value-type="percentage" office:value="0.83768972464741442" table:style-name="ce24">
            <text:p>83,8%</text:p>
          </table:table-cell>
          <table:table-cell office:value-type="date" office:date-value="2021-09-22T00:00:00" table:style-name="ce25">
            <text:p>2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5019" table:style-name="ce23">
            <text:p>35.019</text:p>
          </table:table-cell>
          <table:table-cell office:value-type="string" table:style-name="ce24">
            <text:p>-</text:p>
          </table:table-cell>
          <table:table-cell office:value-type="float" office:value="32935" table:style-name="ce23">
            <text:p>32.935</text:p>
          </table:table-cell>
          <table:table-cell office:value-type="string" table:style-name="ce24">
            <text:p>-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1937" table:style-name="ce23">
            <text:p>1.937</text:p>
          </table:table-cell>
          <table:table-cell office:value-type="string" table:style-name="ce24">
            <text:p>-</text:p>
          </table:table-cell>
          <table:table-cell office:value-type="float" office:value="1852" table:style-name="ce23">
            <text:p>1.852</text:p>
          </table:table-cell>
          <table:table-cell office:value-type="string" table:style-name="ce24">
            <text:p>-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703800" table:style-name="ce15">
            <text:p>25.703.800</text:p>
          </table:table-cell>
          <table:table-cell office:value-type="percentage" office:value="0.95001873514798774" table:style-name="ce16">
            <text:p>95,0%</text:p>
          </table:table-cell>
          <table:table-cell office:value-type="float" office:value="25316412" table:style-name="ce15">
            <text:p>25.316.412</text:p>
          </table:table-cell>
          <table:table-cell office:value-type="percentage" office:value="0.93570077991290546" table:style-name="ce16">
            <text:p>93,6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804" table:style-name="ce34">
            <text:p>433.804</text:p>
          </table:table-cell>
          <table:table-cell office:value-type="percentage" office:value="1" table:style-name="ce35">
            <text:p>100,0%</text:p>
          </table:table-cell>
          <table:table-cell office:value-type="float" office:value="653503" table:style-name="ce34">
            <text:p>653.503</text:p>
          </table:table-cell>
          <table:table-cell office:value-type="percentage" office:value="1" table:style-name="ce35">
            <text:p>100,0%</text:p>
          </table:table-cell>
          <table:table-cell office:value-type="float" office:value="926069" table:style-name="ce34">
            <text:p>926.069</text:p>
          </table:table-cell>
          <table:table-cell office:value-type="percentage" office:value="1" table:style-name="ce35">
            <text:p>100,0%</text:p>
          </table:table-cell>
          <table:table-cell office:value-type="float" office:value="1208911" table:style-name="ce34">
            <text:p>1.208.911</text:p>
          </table:table-cell>
          <table:table-cell office:value-type="percentage" office:value="0.95564500510268213" table:style-name="ce35">
            <text:p>95,6%</text:p>
          </table:table-cell>
          <table:table-cell office:value-type="float" office:value="1239012" table:style-name="ce34">
            <text:p>1.239.012</text:p>
          </table:table-cell>
          <table:table-cell office:value-type="percentage" office:value="0.89451987345445938" table:style-name="ce35">
            <text:p>89,5%</text:p>
          </table:table-cell>
          <table:table-cell office:value-type="float" office:value="911674" table:style-name="ce34">
            <text:p>911.674</text:p>
          </table:table-cell>
          <table:table-cell office:value-type="percentage" office:value="0.79956183779052581" table:style-name="ce35">
            <text:p>80,0%</text:p>
          </table:table-cell>
          <table:table-cell office:value-type="float" office:value="742979" table:style-name="ce34">
            <text:p>742.979</text:p>
          </table:table-cell>
          <table:table-cell office:value-type="percentage" office:value="0.80004457978705079" table:style-name="ce35">
            <text:p>80,0%</text:p>
          </table:table-cell>
          <table:table-cell office:value-type="float" office:value="641147" table:style-name="ce34">
            <text:p>641.147</text:p>
          </table:table-cell>
          <table:table-cell office:value-type="percentage" office:value="0.85156201230696482" table:style-name="ce35">
            <text:p>85,2%</text:p>
          </table:table-cell>
          <table:table-cell office:value-type="float" office:value="6757099" table:style-name="ce34">
            <text:p>6.757.099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0675277359357753" table:style-name="ce35">
            <text:p>90,7%</text:p>
          </table:table-cell>
          <table:table-cell office:value-type="percentage" office:value="0.79829523873545361" table:style-name="ce35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168" table:style-name="ce37">
            <text:p>101.168</text:p>
          </table:table-cell>
          <table:table-cell office:value-type="percentage" office:value="1" table:style-name="ce38">
            <text:p>100,0%</text:p>
          </table:table-cell>
          <table:table-cell office:value-type="float" office:value="119136" table:style-name="ce37">
            <text:p>119.136</text:p>
          </table:table-cell>
          <table:table-cell office:value-type="percentage" office:value="1" table:style-name="ce38">
            <text:p>100,0%</text:p>
          </table:table-cell>
          <table:table-cell office:value-type="float" office:value="154104" table:style-name="ce37">
            <text:p>154.104</text:p>
          </table:table-cell>
          <table:table-cell office:value-type="percentage" office:value="0.98552763690548517" table:style-name="ce38">
            <text:p>98,6%</text:p>
          </table:table-cell>
          <table:table-cell office:value-type="float" office:value="185188" table:style-name="ce37">
            <text:p>185.188</text:p>
          </table:table-cell>
          <table:table-cell office:value-type="percentage" office:value="0.9340381104173181" table:style-name="ce38">
            <text:p>93,4%</text:p>
          </table:table-cell>
          <table:table-cell office:value-type="float" office:value="186267" table:style-name="ce37">
            <text:p>186.267</text:p>
          </table:table-cell>
          <table:table-cell office:value-type="percentage" office:value="0.86658788609073101" table:style-name="ce38">
            <text:p>86,7%</text:p>
          </table:table-cell>
          <table:table-cell office:value-type="float" office:value="123236" table:style-name="ce37">
            <text:p>123.236</text:p>
          </table:table-cell>
          <table:table-cell office:value-type="percentage" office:value="0.75013086933761852" table:style-name="ce38">
            <text:p>75,0%</text:p>
          </table:table-cell>
          <table:table-cell office:value-type="float" office:value="100951" table:style-name="ce37">
            <text:p>100.951</text:p>
          </table:table-cell>
          <table:table-cell office:value-type="percentage" office:value="0.77415817363363781" table:style-name="ce38">
            <text:p>77,4%</text:p>
          </table:table-cell>
          <table:table-cell office:value-type="float" office:value="85666" table:style-name="ce37">
            <text:p>85.666</text:p>
          </table:table-cell>
          <table:table-cell office:value-type="percentage" office:value="0.83082951051799547" table:style-name="ce38">
            <text:p>83,1%</text:p>
          </table:table-cell>
          <table:table-cell office:value-type="float" office:value="1055716" table:style-name="ce37">
            <text:p>1.055.716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9079884637517781" table:style-name="ce38">
            <text:p>89,1%</text:p>
          </table:table-cell>
          <table:table-cell office:value-type="percentage" office:value="0.79413505883521096" table:style-name="ce38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81" table:style-name="ce37">
            <text:p>88.881</text:p>
          </table:table-cell>
          <table:table-cell office:value-type="percentage" office:value="1" table:style-name="ce38">
            <text:p>100,0%</text:p>
          </table:table-cell>
          <table:table-cell office:value-type="float" office:value="114282" table:style-name="ce37">
            <text:p>114.282</text:p>
          </table:table-cell>
          <table:table-cell office:value-type="percentage" office:value="1" table:style-name="ce38">
            <text:p>100,0%</text:p>
          </table:table-cell>
          <table:table-cell office:value-type="float" office:value="147971" table:style-name="ce37">
            <text:p>147.971</text:p>
          </table:table-cell>
          <table:table-cell office:value-type="percentage" office:value="0.98876727340763904" table:style-name="ce38">
            <text:p>98,9%</text:p>
          </table:table-cell>
          <table:table-cell office:value-type="float" office:value="152884" table:style-name="ce37">
            <text:p>152.884</text:p>
          </table:table-cell>
          <table:table-cell office:value-type="percentage" office:value="0.93998585877217256" table:style-name="ce38">
            <text:p>94,0%</text:p>
          </table:table-cell>
          <table:table-cell office:value-type="float" office:value="150090" table:style-name="ce37">
            <text:p>150.090</text:p>
          </table:table-cell>
          <table:table-cell office:value-type="percentage" office:value="0.89878018839113016" table:style-name="ce38">
            <text:p>89,9%</text:p>
          </table:table-cell>
          <table:table-cell office:value-type="float" office:value="90134" table:style-name="ce37">
            <text:p>90.134</text:p>
          </table:table-cell>
          <table:table-cell office:value-type="percentage" office:value="0.78753352963276857" table:style-name="ce38">
            <text:p>78,8%</text:p>
          </table:table-cell>
          <table:table-cell office:value-type="float" office:value="65496" table:style-name="ce37">
            <text:p>65.496</text:p>
          </table:table-cell>
          <table:table-cell office:value-type="percentage" office:value="0.8279000391854483" table:style-name="ce38">
            <text:p>82,8%</text:p>
          </table:table-cell>
          <table:table-cell office:value-type="float" office:value="59552" table:style-name="ce37">
            <text:p>59.552</text:p>
          </table:table-cell>
          <table:table-cell office:value-type="percentage" office:value="0.93049999999999999" table:style-name="ce38">
            <text:p>93,1%</text:p>
          </table:table-cell>
          <table:table-cell office:value-type="float" office:value="869290" table:style-name="ce37">
            <text:p>869.290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3079009387243328" table:style-name="ce38">
            <text:p>93,1%</text:p>
          </table:table-cell>
          <table:table-cell office:value-type="percentage" office:value="0.85326232057040552" table:style-name="ce38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409" table:style-name="ce37">
            <text:p>51.409</text:p>
          </table:table-cell>
          <table:table-cell office:value-type="percentage" office:value="1" table:style-name="ce38">
            <text:p>100,0%</text:p>
          </table:table-cell>
          <table:table-cell office:value-type="float" office:value="79079" table:style-name="ce37">
            <text:p>79.079</text:p>
          </table:table-cell>
          <table:table-cell office:value-type="percentage" office:value="0.98215261562919176" table:style-name="ce38">
            <text:p>98,2%</text:p>
          </table:table-cell>
          <table:table-cell office:value-type="float" office:value="109866" table:style-name="ce37">
            <text:p>109.866</text:p>
          </table:table-cell>
          <table:table-cell office:value-type="percentage" office:value="0.93717532052102259" table:style-name="ce38">
            <text:p>93,7%</text:p>
          </table:table-cell>
          <table:table-cell office:value-type="float" office:value="149168" table:style-name="ce37">
            <text:p>149.168</text:p>
          </table:table-cell>
          <table:table-cell office:value-type="percentage" office:value="0.89970264841945269" table:style-name="ce38">
            <text:p>90,0%</text:p>
          </table:table-cell>
          <table:table-cell office:value-type="float" office:value="165530" table:style-name="ce37">
            <text:p>165.530</text:p>
          </table:table-cell>
          <table:table-cell office:value-type="percentage" office:value="0.80287332906505249" table:style-name="ce38">
            <text:p>80,3%</text:p>
          </table:table-cell>
          <table:table-cell office:value-type="float" office:value="122153" table:style-name="ce37">
            <text:p>122.153</text:p>
          </table:table-cell>
          <table:table-cell office:value-type="percentage" office:value="0.67048142842244507" table:style-name="ce38">
            <text:p>67,0%</text:p>
          </table:table-cell>
          <table:table-cell office:value-type="float" office:value="93492" table:style-name="ce37">
            <text:p>93.492</text:p>
          </table:table-cell>
          <table:table-cell office:value-type="percentage" office:value="0.67776311783213239" table:style-name="ce38">
            <text:p>67,8%</text:p>
          </table:table-cell>
          <table:table-cell office:value-type="float" office:value="72331" table:style-name="ce37">
            <text:p>72.331</text:p>
          </table:table-cell>
          <table:table-cell office:value-type="percentage" office:value="0.75755131964809386" table:style-name="ce38">
            <text:p>75,8%</text:p>
          </table:table-cell>
          <table:table-cell office:value-type="float" office:value="843028" table:style-name="ce37">
            <text:p>843.028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462448797768217" table:style-name="ce38">
            <text:p>81,5%</text:p>
          </table:table-cell>
          <table:table-cell office:value-type="percentage" office:value="0.71958775734224012" table:style-name="ce38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883" table:style-name="ce37">
            <text:p>92.883</text:p>
          </table:table-cell>
          <table:table-cell office:value-type="percentage" office:value="1" table:style-name="ce38">
            <text:p>100,0%</text:p>
          </table:table-cell>
          <table:table-cell office:value-type="float" office:value="151114" table:style-name="ce37">
            <text:p>151.114</text:p>
          </table:table-cell>
          <table:table-cell office:value-type="percentage" office:value="0.97788793187127498" table:style-name="ce38">
            <text:p>97,8%</text:p>
          </table:table-cell>
          <table:table-cell office:value-type="float" office:value="223797" table:style-name="ce37">
            <text:p>223.797</text:p>
          </table:table-cell>
          <table:table-cell office:value-type="percentage" office:value="0.95195497932724205" table:style-name="ce38">
            <text:p>95,2%</text:p>
          </table:table-cell>
          <table:table-cell office:value-type="float" office:value="319505" table:style-name="ce37">
            <text:p>319.505</text:p>
          </table:table-cell>
          <table:table-cell office:value-type="percentage" office:value="0.91153797872826037" table:style-name="ce38">
            <text:p>91,2%</text:p>
          </table:table-cell>
          <table:table-cell office:value-type="float" office:value="315824" table:style-name="ce37">
            <text:p>315.824</text:p>
          </table:table-cell>
          <table:table-cell office:value-type="percentage" office:value="0.81413885194007074" table:style-name="ce38">
            <text:p>81,4%</text:p>
          </table:table-cell>
          <table:table-cell office:value-type="float" office:value="225949" table:style-name="ce37">
            <text:p>225.949</text:p>
          </table:table-cell>
          <table:table-cell office:value-type="percentage" office:value="0.72667833044954877" table:style-name="ce38">
            <text:p>72,7%</text:p>
          </table:table-cell>
          <table:table-cell office:value-type="float" office:value="183030" table:style-name="ce37">
            <text:p>183.030</text:p>
          </table:table-cell>
          <table:table-cell office:value-type="percentage" office:value="0.72703656036989373" table:style-name="ce38">
            <text:p>72,7%</text:p>
          </table:table-cell>
          <table:table-cell office:value-type="float" office:value="144652" table:style-name="ce37">
            <text:p>144.652</text:p>
          </table:table-cell>
          <table:table-cell office:value-type="percentage" office:value="0.80452955277340554" table:style-name="ce38">
            <text:p>80,5%</text:p>
          </table:table-cell>
          <table:table-cell office:value-type="float" office:value="1656754" table:style-name="ce37">
            <text:p>1.656.754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494898443165811" table:style-name="ce38">
            <text:p>84,5%</text:p>
          </table:table-cell>
          <table:table-cell office:value-type="percentage" office:value="0.76139271454517377" table:style-name="ce38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63" table:style-name="ce37">
            <text:p>42.263</text:p>
          </table:table-cell>
          <table:table-cell office:value-type="percentage" office:value="1" table:style-name="ce38">
            <text:p>100,0%</text:p>
          </table:table-cell>
          <table:table-cell office:value-type="float" office:value="55862" table:style-name="ce37">
            <text:p>55.862</text:p>
          </table:table-cell>
          <table:table-cell office:value-type="percentage" office:value="1" table:style-name="ce38">
            <text:p>100,0%</text:p>
          </table:table-cell>
          <table:table-cell office:value-type="float" office:value="76402" table:style-name="ce37">
            <text:p>76.402</text:p>
          </table:table-cell>
          <table:table-cell office:value-type="percentage" office:value="0.98780787381214041" table:style-name="ce38">
            <text:p>98,8%</text:p>
          </table:table-cell>
          <table:table-cell office:value-type="float" office:value="83777" table:style-name="ce37">
            <text:p>83.777</text:p>
          </table:table-cell>
          <table:table-cell office:value-type="percentage" office:value="0.93122804677426529" table:style-name="ce38">
            <text:p>93,1%</text:p>
          </table:table-cell>
          <table:table-cell office:value-type="float" office:value="86980" table:style-name="ce37">
            <text:p>86.980</text:p>
          </table:table-cell>
          <table:table-cell office:value-type="percentage" office:value="0.88964804794975916" table:style-name="ce38">
            <text:p>89,0%</text:p>
          </table:table-cell>
          <table:table-cell office:value-type="float" office:value="53523" table:style-name="ce37">
            <text:p>53.523</text:p>
          </table:table-cell>
          <table:table-cell office:value-type="percentage" office:value="0.75948235494444682" table:style-name="ce38">
            <text:p>75,9%</text:p>
          </table:table-cell>
          <table:table-cell office:value-type="float" office:value="39825" table:style-name="ce37">
            <text:p>39.825</text:p>
          </table:table-cell>
          <table:table-cell office:value-type="percentage" office:value="0.78853578853578854" table:style-name="ce38">
            <text:p>78,9%</text:p>
          </table:table-cell>
          <table:table-cell office:value-type="float" office:value="37438" table:style-name="ce37">
            <text:p>37.438</text:p>
          </table:table-cell>
          <table:table-cell office:value-type="percentage" office:value="0.85157973750653959" table:style-name="ce38">
            <text:p>85,2%</text:p>
          </table:table-cell>
          <table:table-cell office:value-type="float" office:value="476070" table:style-name="ce37">
            <text:p>476.070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0831039042064232" table:style-name="ce38">
            <text:p>90,8%</text:p>
          </table:table-cell>
          <table:table-cell office:value-type="percentage" office:value="0.81671970561240681" table:style-name="ce38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189" table:style-name="ce37">
            <text:p>229.189</text:p>
          </table:table-cell>
          <table:table-cell office:value-type="percentage" office:value="1" table:style-name="ce38">
            <text:p>100,0%</text:p>
          </table:table-cell>
          <table:table-cell office:value-type="float" office:value="250279" table:style-name="ce37">
            <text:p>250.279</text:p>
          </table:table-cell>
          <table:table-cell office:value-type="percentage" office:value="1" table:style-name="ce38">
            <text:p>100,0%</text:p>
          </table:table-cell>
          <table:table-cell office:value-type="float" office:value="319637" table:style-name="ce37">
            <text:p>319.637</text:p>
          </table:table-cell>
          <table:table-cell office:value-type="percentage" office:value="1" table:style-name="ce38">
            <text:p>100,0%</text:p>
          </table:table-cell>
          <table:table-cell office:value-type="float" office:value="351313" table:style-name="ce37">
            <text:p>351.313</text:p>
          </table:table-cell>
          <table:table-cell office:value-type="percentage" office:value="0.92165803108808286" table:style-name="ce38">
            <text:p>92,2%</text:p>
          </table:table-cell>
          <table:table-cell office:value-type="float" office:value="318350" table:style-name="ce37">
            <text:p>318.350</text:p>
          </table:table-cell>
          <table:table-cell office:value-type="percentage" office:value="0.87626099282971603" table:style-name="ce38">
            <text:p>87,6%</text:p>
          </table:table-cell>
          <table:table-cell office:value-type="float" office:value="208595" table:style-name="ce37">
            <text:p>208.595</text:p>
          </table:table-cell>
          <table:table-cell office:value-type="percentage" office:value="0.77897028564173232" table:style-name="ce38">
            <text:p>77,9%</text:p>
          </table:table-cell>
          <table:table-cell office:value-type="float" office:value="167497" table:style-name="ce37">
            <text:p>167.497</text:p>
          </table:table-cell>
          <table:table-cell office:value-type="percentage" office:value="0.79380207197899588" table:style-name="ce38">
            <text:p>79,4%</text:p>
          </table:table-cell>
          <table:table-cell office:value-type="float" office:value="137655" table:style-name="ce37">
            <text:p>137.655</text:p>
          </table:table-cell>
          <table:table-cell office:value-type="percentage" office:value="0.83254708422542367" table:style-name="ce38">
            <text:p>83,3%</text:p>
          </table:table-cell>
          <table:table-cell office:value-type="float" office:value="1982515" table:style-name="ce37">
            <text:p>1.982.515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1097634328361643" table:style-name="ce38">
            <text:p>91,1%</text:p>
          </table:table-cell>
          <table:table-cell office:value-type="percentage" office:value="0.82780078482854114" table:style-name="ce38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7952" table:style-name="ce37">
            <text:p>137.952</text:p>
          </table:table-cell>
          <table:table-cell office:value-type="percentage" office:value="1" table:style-name="ce38">
            <text:p>100,0%</text:p>
          </table:table-cell>
          <table:table-cell office:value-type="float" office:value="158207" table:style-name="ce37">
            <text:p>158.207</text:p>
          </table:table-cell>
          <table:table-cell office:value-type="percentage" office:value="0.99438092783829135" table:style-name="ce38">
            <text:p>99,4%</text:p>
          </table:table-cell>
          <table:table-cell office:value-type="float" office:value="221690" table:style-name="ce37">
            <text:p>221.690</text:p>
          </table:table-cell>
          <table:table-cell office:value-type="percentage" office:value="1" table:style-name="ce38">
            <text:p>100,0%</text:p>
          </table:table-cell>
          <table:table-cell office:value-type="float" office:value="285336" table:style-name="ce37">
            <text:p>285.336</text:p>
          </table:table-cell>
          <table:table-cell office:value-type="percentage" office:value="0.92798834388151352" table:style-name="ce38">
            <text:p>92,8%</text:p>
          </table:table-cell>
          <table:table-cell office:value-type="float" office:value="285193" table:style-name="ce37">
            <text:p>285.193</text:p>
          </table:table-cell>
          <table:table-cell office:value-type="percentage" office:value="0.86263970599355722" table:style-name="ce38">
            <text:p>86,3%</text:p>
          </table:table-cell>
          <table:table-cell office:value-type="float" office:value="202363" table:style-name="ce37">
            <text:p>202.363</text:p>
          </table:table-cell>
          <table:table-cell office:value-type="percentage" office:value="0.76104640448888872" table:style-name="ce38">
            <text:p>76,1%</text:p>
          </table:table-cell>
          <table:table-cell office:value-type="float" office:value="167895" table:style-name="ce37">
            <text:p>167.895</text:p>
          </table:table-cell>
          <table:table-cell office:value-type="percentage" office:value="0.76984625542782992" table:style-name="ce38">
            <text:p>77,0%</text:p>
          </table:table-cell>
          <table:table-cell office:value-type="float" office:value="142914" table:style-name="ce37">
            <text:p>142.914</text:p>
          </table:table-cell>
          <table:table-cell office:value-type="percentage" office:value="0.82147701929046058" table:style-name="ce38">
            <text:p>82,1%</text:p>
          </table:table-cell>
          <table:table-cell office:value-type="float" office:value="1601550" table:style-name="ce37">
            <text:p>1.601.550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542910596290103" table:style-name="ce38">
            <text:p>88,5%</text:p>
          </table:table-cell>
          <table:table-cell office:value-type="percentage" office:value="0.78306940912497969" table:style-name="ce38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343" table:style-name="ce37">
            <text:p>458.343</text:p>
          </table:table-cell>
          <table:table-cell office:value-type="percentage" office:value="1" table:style-name="ce38">
            <text:p>100,0%</text:p>
          </table:table-cell>
          <table:table-cell office:value-type="float" office:value="617540" table:style-name="ce37">
            <text:p>617.540</text:p>
          </table:table-cell>
          <table:table-cell office:value-type="percentage" office:value="0.97205694389351671" table:style-name="ce38">
            <text:p>97,2%</text:p>
          </table:table-cell>
          <table:table-cell office:value-type="float" office:value="796674" table:style-name="ce37">
            <text:p>796.674</text:p>
          </table:table-cell>
          <table:table-cell office:value-type="percentage" office:value="0.95115713767216181" table:style-name="ce38">
            <text:p>95,1%</text:p>
          </table:table-cell>
          <table:table-cell office:value-type="float" office:value="1019344" table:style-name="ce37">
            <text:p>1.019.344</text:p>
          </table:table-cell>
          <table:table-cell office:value-type="percentage" office:value="0.93365330011540781" table:style-name="ce38">
            <text:p>93,4%</text:p>
          </table:table-cell>
          <table:table-cell office:value-type="float" office:value="1115587" table:style-name="ce37">
            <text:p>1.115.587</text:p>
          </table:table-cell>
          <table:table-cell office:value-type="percentage" office:value="0.84722442671567599" table:style-name="ce38">
            <text:p>84,7%</text:p>
          </table:table-cell>
          <table:table-cell office:value-type="float" office:value="753092" table:style-name="ce37">
            <text:p>753.092</text:p>
          </table:table-cell>
          <table:table-cell office:value-type="percentage" office:value="0.72090227176131383" table:style-name="ce38">
            <text:p>72,1%</text:p>
          </table:table-cell>
          <table:table-cell office:value-type="float" office:value="601906" table:style-name="ce37">
            <text:p>601.906</text:p>
          </table:table-cell>
          <table:table-cell office:value-type="percentage" office:value="0.717464404274467" table:style-name="ce38">
            <text:p>71,7%</text:p>
          </table:table-cell>
          <table:table-cell office:value-type="float" office:value="500776" table:style-name="ce37">
            <text:p>500.776</text:p>
          </table:table-cell>
          <table:table-cell office:value-type="percentage" office:value="0.76318492576573616" table:style-name="ce38">
            <text:p>76,3%</text:p>
          </table:table-cell>
          <table:table-cell office:value-type="float" office:value="5863262" table:style-name="ce37">
            <text:p>5.863.262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5366259194334604" table:style-name="ce38">
            <text:p>85,4%</text:p>
          </table:table-cell>
          <table:table-cell office:value-type="percentage" office:value="0.75358625092362563" table:style-name="ce38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7049" table:style-name="ce37">
            <text:p>297.049</text:p>
          </table:table-cell>
          <table:table-cell office:value-type="percentage" office:value="1" table:style-name="ce38">
            <text:p>100,0%</text:p>
          </table:table-cell>
          <table:table-cell office:value-type="float" office:value="434039" table:style-name="ce37">
            <text:p>434.039</text:p>
          </table:table-cell>
          <table:table-cell office:value-type="percentage" office:value="0.9912689386153628" table:style-name="ce38">
            <text:p>99,1%</text:p>
          </table:table-cell>
          <table:table-cell office:value-type="float" office:value="568808" table:style-name="ce37">
            <text:p>568.808</text:p>
          </table:table-cell>
          <table:table-cell office:value-type="percentage" office:value="0.97947403948147838" table:style-name="ce38">
            <text:p>97,9%</text:p>
          </table:table-cell>
          <table:table-cell office:value-type="float" office:value="713256" table:style-name="ce37">
            <text:p>713.256</text:p>
          </table:table-cell>
          <table:table-cell office:value-type="percentage" office:value="0.94805764460997377" table:style-name="ce38">
            <text:p>94,8%</text:p>
          </table:table-cell>
          <table:table-cell office:value-type="float" office:value="749393" table:style-name="ce37">
            <text:p>749.393</text:p>
          </table:table-cell>
          <table:table-cell office:value-type="percentage" office:value="0.87999478621117255" table:style-name="ce38">
            <text:p>88,0%</text:p>
          </table:table-cell>
          <table:table-cell office:value-type="float" office:value="502700" table:style-name="ce37">
            <text:p>502.700</text:p>
          </table:table-cell>
          <table:table-cell office:value-type="percentage" office:value="0.77486400959370116" table:style-name="ce38">
            <text:p>77,5%</text:p>
          </table:table-cell>
          <table:table-cell office:value-type="float" office:value="415818" table:style-name="ce37">
            <text:p>415.818</text:p>
          </table:table-cell>
          <table:table-cell office:value-type="percentage" office:value="0.80565210820613575" table:style-name="ce38">
            <text:p>80,6%</text:p>
          </table:table-cell>
          <table:table-cell office:value-type="float" office:value="357124" table:style-name="ce37">
            <text:p>357.124</text:p>
          </table:table-cell>
          <table:table-cell office:value-type="percentage" office:value="0.84122007580129599" table:style-name="ce38">
            <text:p>84,1%</text:p>
          </table:table-cell>
          <table:table-cell office:value-type="float" office:value="4038187" table:style-name="ce37">
            <text:p>4.038.187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9968227402767853" table:style-name="ce38">
            <text:p>90,0%</text:p>
          </table:table-cell>
          <table:table-cell office:value-type="percentage" office:value="0.79847837396361299" table:style-name="ce38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17" table:style-name="ce37">
            <text:p>78.217</text:p>
          </table:table-cell>
          <table:table-cell office:value-type="percentage" office:value="1" table:style-name="ce38">
            <text:p>100,0%</text:p>
          </table:table-cell>
          <table:table-cell office:value-type="float" office:value="95872" table:style-name="ce37">
            <text:p>95.872</text:p>
          </table:table-cell>
          <table:table-cell office:value-type="percentage" office:value="1" table:style-name="ce38">
            <text:p>100,0%</text:p>
          </table:table-cell>
          <table:table-cell office:value-type="float" office:value="132680" table:style-name="ce37">
            <text:p>132.680</text:p>
          </table:table-cell>
          <table:table-cell office:value-type="percentage" office:value="1" table:style-name="ce38">
            <text:p>100,0%</text:p>
          </table:table-cell>
          <table:table-cell office:value-type="float" office:value="161164" table:style-name="ce37">
            <text:p>161.164</text:p>
          </table:table-cell>
          <table:table-cell office:value-type="percentage" office:value="0.95241584720121031" table:style-name="ce38">
            <text:p>95,2%</text:p>
          </table:table-cell>
          <table:table-cell office:value-type="float" office:value="145790" table:style-name="ce37">
            <text:p>145.790</text:p>
          </table:table-cell>
          <table:table-cell office:value-type="percentage" office:value="0.91407827253689788" table:style-name="ce38">
            <text:p>91,4%</text:p>
          </table:table-cell>
          <table:table-cell office:value-type="float" office:value="112007" table:style-name="ce37">
            <text:p>112.007</text:p>
          </table:table-cell>
          <table:table-cell office:value-type="percentage" office:value="0.83913574419946213" table:style-name="ce38">
            <text:p>83,9%</text:p>
          </table:table-cell>
          <table:table-cell office:value-type="float" office:value="90787" table:style-name="ce37">
            <text:p>90.787</text:p>
          </table:table-cell>
          <table:table-cell office:value-type="percentage" office:value="0.80115601835510064" table:style-name="ce38">
            <text:p>80,1%</text:p>
          </table:table-cell>
          <table:table-cell office:value-type="float" office:value="73685" table:style-name="ce37">
            <text:p>73.685</text:p>
          </table:table-cell>
          <table:table-cell office:value-type="percentage" office:value="0.86943952802359881" table:style-name="ce38">
            <text:p>86,9%</text:p>
          </table:table-cell>
          <table:table-cell office:value-type="float" office:value="890202" table:style-name="ce37">
            <text:p>890.202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367679248864899" table:style-name="ce38">
            <text:p>93,4%</text:p>
          </table:table-cell>
          <table:table-cell office:value-type="percentage" office:value="0.83666623746342761" table:style-name="ce38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2050" table:style-name="ce37">
            <text:p>242.050</text:p>
          </table:table-cell>
          <table:table-cell office:value-type="percentage" office:value="1" table:style-name="ce38">
            <text:p>100,0%</text:p>
          </table:table-cell>
          <table:table-cell office:value-type="float" office:value="291015" table:style-name="ce37">
            <text:p>291.015</text:p>
          </table:table-cell>
          <table:table-cell office:value-type="percentage" office:value="1" table:style-name="ce38">
            <text:p>100,0%</text:p>
          </table:table-cell>
          <table:table-cell office:value-type="float" office:value="345019" table:style-name="ce37">
            <text:p>345.019</text:p>
          </table:table-cell>
          <table:table-cell office:value-type="percentage" office:value="0.99450028392140133" table:style-name="ce38">
            <text:p>99,5%</text:p>
          </table:table-cell>
          <table:table-cell office:value-type="float" office:value="389723" table:style-name="ce37">
            <text:p>389.723</text:p>
          </table:table-cell>
          <table:table-cell office:value-type="percentage" office:value="0.96017137690353771" table:style-name="ce38">
            <text:p>96,0%</text:p>
          </table:table-cell>
          <table:table-cell office:value-type="float" office:value="405968" table:style-name="ce37">
            <text:p>405.968</text:p>
          </table:table-cell>
          <table:table-cell office:value-type="percentage" office:value="0.91594937965484491" table:style-name="ce38">
            <text:p>91,6%</text:p>
          </table:table-cell>
          <table:table-cell office:value-type="float" office:value="260798" table:style-name="ce37">
            <text:p>260.798</text:p>
          </table:table-cell>
          <table:table-cell office:value-type="percentage" office:value="0.80640553109385049" table:style-name="ce38">
            <text:p>80,6%</text:p>
          </table:table-cell>
          <table:table-cell office:value-type="float" office:value="195566" table:style-name="ce37">
            <text:p>195.566</text:p>
          </table:table-cell>
          <table:table-cell office:value-type="percentage" office:value="0.84667570059875052" table:style-name="ce38">
            <text:p>84,7%</text:p>
          </table:table-cell>
          <table:table-cell office:value-type="float" office:value="164395" table:style-name="ce37">
            <text:p>164.395</text:p>
          </table:table-cell>
          <table:table-cell office:value-type="percentage" office:value="0.91327003949846397" table:style-name="ce38">
            <text:p>91,3%</text:p>
          </table:table-cell>
          <table:table-cell office:value-type="float" office:value="2294534" table:style-name="ce37">
            <text:p>2.294.534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482860235722431" table:style-name="ce38">
            <text:p>93,5%</text:p>
          </table:table-cell>
          <table:table-cell office:value-type="percentage" office:value="0.84925526099268678" table:style-name="ce38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49" table:style-name="ce37">
            <text:p>23.349</text:p>
          </table:table-cell>
          <table:table-cell office:value-type="percentage" office:value="1" table:style-name="ce38">
            <text:p>100,0%</text:p>
          </table:table-cell>
          <table:table-cell office:value-type="float" office:value="28635" table:style-name="ce37">
            <text:p>28.635</text:p>
          </table:table-cell>
          <table:table-cell office:value-type="percentage" office:value="1" table:style-name="ce38">
            <text:p>100,0%</text:p>
          </table:table-cell>
          <table:table-cell office:value-type="float" office:value="37933" table:style-name="ce37">
            <text:p>37.933</text:p>
          </table:table-cell>
          <table:table-cell office:value-type="percentage" office:value="1" table:style-name="ce38">
            <text:p>100,0%</text:p>
          </table:table-cell>
          <table:table-cell office:value-type="float" office:value="45200" table:style-name="ce37">
            <text:p>45.200</text:p>
          </table:table-cell>
          <table:table-cell office:value-type="percentage" office:value="0.94830480026854647" table:style-name="ce38">
            <text:p>94,8%</text:p>
          </table:table-cell>
          <table:table-cell office:value-type="float" office:value="47171" table:style-name="ce37">
            <text:p>47.171</text:p>
          </table:table-cell>
          <table:table-cell office:value-type="percentage" office:value="0.89090977770223057" table:style-name="ce38">
            <text:p>89,1%</text:p>
          </table:table-cell>
          <table:table-cell office:value-type="float" office:value="30347" table:style-name="ce37">
            <text:p>30.347</text:p>
          </table:table-cell>
          <table:table-cell office:value-type="percentage" office:value="0.77181515297947556" table:style-name="ce38">
            <text:p>77,2%</text:p>
          </table:table-cell>
          <table:table-cell office:value-type="float" office:value="22801" table:style-name="ce37">
            <text:p>22.801</text:p>
          </table:table-cell>
          <table:table-cell office:value-type="percentage" office:value="0.74860463589204806" table:style-name="ce38">
            <text:p>74,9%</text:p>
          </table:table-cell>
          <table:table-cell office:value-type="float" office:value="20408" table:style-name="ce37">
            <text:p>20.408</text:p>
          </table:table-cell>
          <table:table-cell office:value-type="percentage" office:value="0.79931066896443681" table:style-name="ce38">
            <text:p>79,9%</text:p>
          </table:table-cell>
          <table:table-cell office:value-type="float" office:value="255844" table:style-name="ce37">
            <text:p>255.844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90095432616121418" table:style-name="ce38">
            <text:p>90,1%</text:p>
          </table:table-cell>
          <table:table-cell office:value-type="percentage" office:value="0.799727426745938" table:style-name="ce38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416" table:style-name="ce37">
            <text:p>373.416</text:p>
          </table:table-cell>
          <table:table-cell office:value-type="percentage" office:value="1" table:style-name="ce38">
            <text:p>100,0%</text:p>
          </table:table-cell>
          <table:table-cell office:value-type="float" office:value="510171" table:style-name="ce37">
            <text:p>510.171</text:p>
          </table:table-cell>
          <table:table-cell office:value-type="percentage" office:value="0.9697575088246867" table:style-name="ce38">
            <text:p>97,0%</text:p>
          </table:table-cell>
          <table:table-cell office:value-type="float" office:value="686269" table:style-name="ce37">
            <text:p>686.269</text:p>
          </table:table-cell>
          <table:table-cell office:value-type="percentage" office:value="0.97575225038851277" table:style-name="ce38">
            <text:p>97,6%</text:p>
          </table:table-cell>
          <table:table-cell office:value-type="float" office:value="935120" table:style-name="ce37">
            <text:p>935.120</text:p>
          </table:table-cell>
          <table:table-cell office:value-type="percentage" office:value="0.96128324610935845" table:style-name="ce38">
            <text:p>96,1%</text:p>
          </table:table-cell>
          <table:table-cell office:value-type="float" office:value="1019801" table:style-name="ce37">
            <text:p>1.019.801</text:p>
          </table:table-cell>
          <table:table-cell office:value-type="percentage" office:value="0.87463667621235863" table:style-name="ce38">
            <text:p>87,5%</text:p>
          </table:table-cell>
          <table:table-cell office:value-type="float" office:value="727573" table:style-name="ce37">
            <text:p>727.573</text:p>
          </table:table-cell>
          <table:table-cell office:value-type="percentage" office:value="0.76615664883534818" table:style-name="ce38">
            <text:p>76,6%</text:p>
          </table:table-cell>
          <table:table-cell office:value-type="float" office:value="574790" table:style-name="ce37">
            <text:p>574.790</text:p>
          </table:table-cell>
          <table:table-cell office:value-type="percentage" office:value="0.77415401191959321" table:style-name="ce38">
            <text:p>77,4%</text:p>
          </table:table-cell>
          <table:table-cell office:value-type="float" office:value="432574" table:style-name="ce37">
            <text:p>432.574</text:p>
          </table:table-cell>
          <table:table-cell office:value-type="percentage" office:value="0.78146554371664656" table:style-name="ce38">
            <text:p>78,1%</text:p>
          </table:table-cell>
          <table:table-cell office:value-type="float" office:value="5259714" table:style-name="ce37">
            <text:p>5.259.714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7985437116516951" table:style-name="ce38">
            <text:p>88,0%</text:p>
          </table:table-cell>
          <table:table-cell office:value-type="percentage" office:value="0.77578184182393572" table:style-name="ce38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889" table:style-name="ce37">
            <text:p>73.889</text:p>
          </table:table-cell>
          <table:table-cell office:value-type="percentage" office:value="1" table:style-name="ce38">
            <text:p>100,0%</text:p>
          </table:table-cell>
          <table:table-cell office:value-type="float" office:value="103100" table:style-name="ce37">
            <text:p>103.100</text:p>
          </table:table-cell>
          <table:table-cell office:value-type="percentage" office:value="1" table:style-name="ce38">
            <text:p>100,0%</text:p>
          </table:table-cell>
          <table:table-cell office:value-type="float" office:value="147700" table:style-name="ce37">
            <text:p>147.700</text:p>
          </table:table-cell>
          <table:table-cell office:value-type="percentage" office:value="1" table:style-name="ce38">
            <text:p>100,0%</text:p>
          </table:table-cell>
          <table:table-cell office:value-type="float" office:value="206397" table:style-name="ce37">
            <text:p>206.397</text:p>
          </table:table-cell>
          <table:table-cell office:value-type="percentage" office:value="0.96783677833214543" table:style-name="ce38">
            <text:p>96,8%</text:p>
          </table:table-cell>
          <table:table-cell office:value-type="float" office:value="229301" table:style-name="ce37">
            <text:p>229.301</text:p>
          </table:table-cell>
          <table:table-cell office:value-type="percentage" office:value="0.90220218211577885" table:style-name="ce38">
            <text:p>90,2%</text:p>
          </table:table-cell>
          <table:table-cell office:value-type="float" office:value="162894" table:style-name="ce37">
            <text:p>162.894</text:p>
          </table:table-cell>
          <table:table-cell office:value-type="percentage" office:value="0.77938594182858623" table:style-name="ce38">
            <text:p>77,9%</text:p>
          </table:table-cell>
          <table:table-cell office:value-type="float" office:value="136091" table:style-name="ce37">
            <text:p>136.091</text:p>
          </table:table-cell>
          <table:table-cell office:value-type="percentage" office:value="0.79008754818633598" table:style-name="ce38">
            <text:p>79,0%</text:p>
          </table:table-cell>
          <table:table-cell office:value-type="float" office:value="114811" table:style-name="ce37">
            <text:p>114.811</text:p>
          </table:table-cell>
          <table:table-cell office:value-type="percentage" office:value="0.80913216908396413" table:style-name="ce38">
            <text:p>80,9%</text:p>
          </table:table-cell>
          <table:table-cell office:value-type="float" office:value="1174183" table:style-name="ce37">
            <text:p>1.174.183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9622917297961968" table:style-name="ce38">
            <text:p>89,6%</text:p>
          </table:table-cell>
          <table:table-cell office:value-type="percentage" office:value="0.77696094163047702" table:style-name="ce38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86" table:style-name="ce37">
            <text:p>42.486</text:p>
          </table:table-cell>
          <table:table-cell office:value-type="percentage" office:value="1" table:style-name="ce38">
            <text:p>100,0%</text:p>
          </table:table-cell>
          <table:table-cell office:value-type="float" office:value="55858" table:style-name="ce37">
            <text:p>55.858</text:p>
          </table:table-cell>
          <table:table-cell office:value-type="percentage" office:value="1" table:style-name="ce38">
            <text:p>100,0%</text:p>
          </table:table-cell>
          <table:table-cell office:value-type="float" office:value="72049" table:style-name="ce37">
            <text:p>72.049</text:p>
          </table:table-cell>
          <table:table-cell office:value-type="percentage" office:value="0.97569199934998108" table:style-name="ce38">
            <text:p>97,6%</text:p>
          </table:table-cell>
          <table:table-cell office:value-type="float" office:value="91290" table:style-name="ce37">
            <text:p>91.290</text:p>
          </table:table-cell>
          <table:table-cell office:value-type="percentage" office:value="0.94411235443771069" table:style-name="ce38">
            <text:p>94,4%</text:p>
          </table:table-cell>
          <table:table-cell office:value-type="float" office:value="94734" table:style-name="ce37">
            <text:p>94.734</text:p>
          </table:table-cell>
          <table:table-cell office:value-type="percentage" office:value="0.87715042314031222" table:style-name="ce38">
            <text:p>87,7%</text:p>
          </table:table-cell>
          <table:table-cell office:value-type="float" office:value="62941" table:style-name="ce37">
            <text:p>62.941</text:p>
          </table:table-cell>
          <table:table-cell office:value-type="percentage" office:value="0.77379181470599079" table:style-name="ce38">
            <text:p>77,4%</text:p>
          </table:table-cell>
          <table:table-cell office:value-type="float" office:value="54890" table:style-name="ce37">
            <text:p>54.890</text:p>
          </table:table-cell>
          <table:table-cell office:value-type="percentage" office:value="0.80570111703142655" table:style-name="ce38">
            <text:p>80,6%</text:p>
          </table:table-cell>
          <table:table-cell office:value-type="float" office:value="46322" table:style-name="ce37">
            <text:p>46.322</text:p>
          </table:table-cell>
          <table:table-cell office:value-type="percentage" office:value="0.82148684117188053" table:style-name="ce38">
            <text:p>82,1%</text:p>
          </table:table-cell>
          <table:table-cell office:value-type="float" office:value="520570" table:style-name="ce37">
            <text:p>520.570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544408398325293" table:style-name="ce38">
            <text:p>89,5%</text:p>
          </table:table-cell>
          <table:table-cell office:value-type="percentage" office:value="0.78731452199571383" table:style-name="ce38">
            <text:p>78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074" table:style-name="ce37">
            <text:p>164.074</text:p>
          </table:table-cell>
          <table:table-cell office:value-type="percentage" office:value="1" table:style-name="ce38">
            <text:p>100,0%</text:p>
          </table:table-cell>
          <table:table-cell office:value-type="float" office:value="213601" table:style-name="ce37">
            <text:p>213.601</text:p>
          </table:table-cell>
          <table:table-cell office:value-type="percentage" office:value="1" table:style-name="ce38">
            <text:p>100,0%</text:p>
          </table:table-cell>
          <table:table-cell office:value-type="float" office:value="278076" table:style-name="ce37">
            <text:p>278.076</text:p>
          </table:table-cell>
          <table:table-cell office:value-type="percentage" office:value="0.99270667109335675" table:style-name="ce38">
            <text:p>99,3%</text:p>
          </table:table-cell>
          <table:table-cell office:value-type="float" office:value="322519" table:style-name="ce37">
            <text:p>322.519</text:p>
          </table:table-cell>
          <table:table-cell office:value-type="percentage" office:value="0.94864946746397549" table:style-name="ce38">
            <text:p>94,9%</text:p>
          </table:table-cell>
          <table:table-cell office:value-type="float" office:value="318020" table:style-name="ce37">
            <text:p>318.020</text:p>
          </table:table-cell>
          <table:table-cell office:value-type="percentage" office:value="0.87818563897794455" table:style-name="ce38">
            <text:p>87,8%</text:p>
          </table:table-cell>
          <table:table-cell office:value-type="float" office:value="198184" table:style-name="ce37">
            <text:p>198.184</text:p>
          </table:table-cell>
          <table:table-cell office:value-type="percentage" office:value="0.76065754980943645" table:style-name="ce38">
            <text:p>76,1%</text:p>
          </table:table-cell>
          <table:table-cell office:value-type="float" office:value="154605" table:style-name="ce37">
            <text:p>154.605</text:p>
          </table:table-cell>
          <table:table-cell office:value-type="percentage" office:value="0.76714102831284048" table:style-name="ce38">
            <text:p>76,7%</text:p>
          </table:table-cell>
          <table:table-cell office:value-type="float" office:value="137635" table:style-name="ce37">
            <text:p>137.635</text:p>
          </table:table-cell>
          <table:table-cell office:value-type="percentage" office:value="0.81631140054327844" table:style-name="ce38">
            <text:p>81,6%</text:p>
          </table:table-cell>
          <table:table-cell office:value-type="float" office:value="1786714" table:style-name="ce37">
            <text:p>1.786.714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90058736566524344" table:style-name="ce38">
            <text:p>90,1%</text:p>
          </table:table-cell>
          <table:table-cell office:value-type="percentage" office:value="0.80464345031578421" table:style-name="ce38">
            <text:p>80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5" table:style-name="ce37">
            <text:p>2.395</text:p>
          </table:table-cell>
          <table:table-cell office:value-type="percentage" office:value="0.91938579654510555" table:style-name="ce38">
            <text:p>91,9%</text:p>
          </table:table-cell>
          <table:table-cell office:value-type="float" office:value="3883" table:style-name="ce37">
            <text:p>3.883</text:p>
          </table:table-cell>
          <table:table-cell office:value-type="percentage" office:value="0.89925891616489118" table:style-name="ce38">
            <text:p>89,9%</text:p>
          </table:table-cell>
          <table:table-cell office:value-type="float" office:value="7600" table:style-name="ce37">
            <text:p>7.600</text:p>
          </table:table-cell>
          <table:table-cell office:value-type="percentage" office:value="0.9672903143693522" table:style-name="ce38">
            <text:p>96,7%</text:p>
          </table:table-cell>
          <table:table-cell office:value-type="float" office:value="10476" table:style-name="ce37">
            <text:p>10.476</text:p>
          </table:table-cell>
          <table:table-cell office:value-type="percentage" office:value="0.90654205607476634" table:style-name="ce38">
            <text:p>90,7%</text:p>
          </table:table-cell>
          <table:table-cell office:value-type="float" office:value="10944" table:style-name="ce37">
            <text:p>10.944</text:p>
          </table:table-cell>
          <table:table-cell office:value-type="percentage" office:value="0.8656858092074039" table:style-name="ce38">
            <text:p>86,6%</text:p>
          </table:table-cell>
          <table:table-cell office:value-type="float" office:value="8905" table:style-name="ce37">
            <text:p>8.905</text:p>
          </table:table-cell>
          <table:table-cell office:value-type="percentage" office:value="0.74869682192702203" table:style-name="ce38">
            <text:p>74,9%</text:p>
          </table:table-cell>
          <table:table-cell office:value-type="float" office:value="8646" table:style-name="ce37">
            <text:p>8.646</text:p>
          </table:table-cell>
          <table:table-cell office:value-type="percentage" office:value="0.78836509528585752" table:style-name="ce38">
            <text:p>78,8%</text:p>
          </table:table-cell>
          <table:table-cell office:value-type="float" office:value="7702" table:style-name="ce37">
            <text:p>7.702</text:p>
          </table:table-cell>
          <table:table-cell office:value-type="percentage" office:value="0.84396230550076701" table:style-name="ce38">
            <text:p>84,4%</text:p>
          </table:table-cell>
          <table:table-cell office:value-type="float" office:value="60551" table:style-name="ce37">
            <text:p>60.551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5325160290283941" table:style-name="ce38">
            <text:p>85,3%</text:p>
          </table:table-cell>
          <table:table-cell office:value-type="percentage" office:value="0.71911593548846819" table:style-name="ce38">
            <text:p>71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5" table:style-name="ce37">
            <text:p>2.005</text:p>
          </table:table-cell>
          <table:table-cell office:value-type="percentage" office:value="0.85355470412941681" table:style-name="ce38">
            <text:p>85,4%</text:p>
          </table:table-cell>
          <table:table-cell office:value-type="float" office:value="3303" table:style-name="ce37">
            <text:p>3.303</text:p>
          </table:table-cell>
          <table:table-cell office:value-type="percentage" office:value="0.88127001067235855" table:style-name="ce38">
            <text:p>88,1%</text:p>
          </table:table-cell>
          <table:table-cell office:value-type="float" office:value="7123" table:style-name="ce37">
            <text:p>7.123</text:p>
          </table:table-cell>
          <table:table-cell office:value-type="percentage" office:value="0.91005493803500703" table:style-name="ce38">
            <text:p>91,0%</text:p>
          </table:table-cell>
          <table:table-cell office:value-type="float" office:value="9611" table:style-name="ce37">
            <text:p>9.611</text:p>
          </table:table-cell>
          <table:table-cell office:value-type="percentage" office:value="0.85060624834056109" table:style-name="ce38">
            <text:p>85,1%</text:p>
          </table:table-cell>
          <table:table-cell office:value-type="float" office:value="9939" table:style-name="ce37">
            <text:p>9.939</text:p>
          </table:table-cell>
          <table:table-cell office:value-type="percentage" office:value="0.82811198133644393" table:style-name="ce38">
            <text:p>82,8%</text:p>
          </table:table-cell>
          <table:table-cell office:value-type="float" office:value="8428" table:style-name="ce37">
            <text:p>8.428</text:p>
          </table:table-cell>
          <table:table-cell office:value-type="percentage" office:value="0.69463446797988959" table:style-name="ce38">
            <text:p>69,5%</text:p>
          </table:table-cell>
          <table:table-cell office:value-type="float" office:value="8256" table:style-name="ce37">
            <text:p>8.256</text:p>
          </table:table-cell>
          <table:table-cell office:value-type="percentage" office:value="0.68828678616090033" table:style-name="ce38">
            <text:p>68,8%</text:p>
          </table:table-cell>
          <table:table-cell office:value-type="float" office:value="7247" table:style-name="ce37">
            <text:p>7.247</text:p>
          </table:table-cell>
          <table:table-cell office:value-type="percentage" office:value="0.75694589513265098" table:style-name="ce38">
            <text:p>75,7%</text:p>
          </table:table-cell>
          <table:table-cell office:value-type="float" office:value="55912" table:style-name="ce37">
            <text:p>55.912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8830346694488695" table:style-name="ce38">
            <text:p>78,8%</text:p>
          </table:table-cell>
          <table:table-cell office:value-type="percentage" office:value="0.64210574670402865" table:style-name="ce38">
            <text:p>64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525" table:style-name="ce37">
            <text:p>3.525</text:p>
          </table:table-cell>
          <table:table-cell office:value-type="string" table:style-name="ce38">
            <text:p>-</text:p>
          </table:table-cell>
          <table:table-cell office:value-type="float" office:value="9493" table:style-name="ce37">
            <text:p>9.493</text:p>
          </table:table-cell>
          <table:table-cell office:value-type="string" table:style-name="ce38">
            <text:p>-</text:p>
          </table:table-cell>
          <table:table-cell office:value-type="float" office:value="21951" table:style-name="ce37">
            <text:p>21.951</text:p>
          </table:table-cell>
          <table:table-cell office:value-type="string" table:style-name="ce38">
            <text:p>-</text:p>
          </table:table-cell>
          <table:table-cell office:value-type="float" office:value="31716" table:style-name="ce37">
            <text:p>31.716</text:p>
          </table:table-cell>
          <table:table-cell office:value-type="string" table:style-name="ce38">
            <text:p>-</text:p>
          </table:table-cell>
          <table:table-cell office:value-type="float" office:value="24369" table:style-name="ce37">
            <text:p>24.369</text:p>
          </table:table-cell>
          <table:table-cell office:value-type="string" table:style-name="ce38">
            <text:p>-</text:p>
          </table:table-cell>
          <table:table-cell office:value-type="float" office:value="1115" table:style-name="ce37">
            <text:p>1.115</text:p>
          </table:table-cell>
          <table:table-cell office:value-type="string" table:style-name="ce38">
            <text:p>-</text:p>
          </table:table-cell>
          <table:table-cell office:value-type="float" office:value="92219" table:style-name="ce37">
            <text:p>92.219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6" table:style-name="ce40">
            <text:p>26</text:p>
          </table:table-cell>
          <table:table-cell office:value-type="string" table:style-name="ce41">
            <text:p>-</text:p>
          </table:table-cell>
          <table:table-cell office:value-type="float" office:value="31" table:style-name="ce40">
            <text:p>31</text:p>
          </table:table-cell>
          <table:table-cell office:value-type="string" table:style-name="ce41">
            <text:p>-</text:p>
          </table:table-cell>
          <table:table-cell office:value-type="float" office:value="205" table:style-name="ce40">
            <text:p>205</text:p>
          </table:table-cell>
          <table:table-cell office:value-type="string" table:style-name="ce41">
            <text:p>-</text:p>
          </table:table-cell>
          <table:table-cell office:value-type="float" office:value="570" table:style-name="ce40">
            <text:p>570</text:p>
          </table:table-cell>
          <table:table-cell office:value-type="string" table:style-name="ce41">
            <text:p>-</text:p>
          </table:table-cell>
          <table:table-cell office:value-type="float" office:value="1105" table:style-name="ce40">
            <text:p>1.105</text:p>
          </table:table-cell>
          <table:table-cell office:value-type="string" table:style-name="ce41">
            <text:p>-</text:p>
          </table:table-cell>
          <table:table-cell office:value-type="float" office:value="1239" table:style-name="ce40">
            <text:p>1.239</text:p>
          </table:table-cell>
          <table:table-cell office:value-type="string" table:style-name="ce41">
            <text:p>-</text:p>
          </table:table-cell>
          <table:table-cell office:value-type="float" office:value="1072" table:style-name="ce40">
            <text:p>1.072</text:p>
          </table:table-cell>
          <table:table-cell office:value-type="string" table:style-name="ce41">
            <text:p>-</text:p>
          </table:table-cell>
          <table:table-cell office:value-type="float" office:value="161" table:style-name="ce40">
            <text:p>161</text:p>
          </table:table-cell>
          <table:table-cell office:value-type="string" table:style-name="ce41">
            <text:p>-</text:p>
          </table:table-cell>
          <table:table-cell office:value-type="float" office:value="4409" table:style-name="ce40">
            <text:p>4.409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4880" table:style-name="ce44">
            <text:p>2.934.880</text:p>
          </table:table-cell>
          <table:table-cell office:value-type="percentage" office:value="1" table:style-name="ce45">
            <text:p>100,0%</text:p>
          </table:table-cell>
          <table:table-cell office:value-type="float" office:value="3938528" table:style-name="ce44">
            <text:p>3.938.528</text:p>
          </table:table-cell>
          <table:table-cell office:value-type="percentage" office:value="0.99456647588600633" table:style-name="ce45">
            <text:p>99,5%</text:p>
          </table:table-cell>
          <table:table-cell office:value-type="float" office:value="5263197" table:style-name="ce44">
            <text:p>5.263.197</text:p>
          </table:table-cell>
          <table:table-cell office:value-type="percentage" office:value="0.98617403156013528" table:style-name="ce45">
            <text:p>98,6%</text:p>
          </table:table-cell>
          <table:table-cell office:value-type="float" office:value="6650245" table:style-name="ce44">
            <text:p>6.650.245</text:p>
          </table:table-cell>
          <table:table-cell office:value-type="percentage" office:value="0.94553613905039824" table:style-name="ce45">
            <text:p>94,6%</text:p>
          </table:table-cell>
          <table:table-cell office:value-type="float" office:value="6916950" table:style-name="ce44">
            <text:p>6.916.950</text:p>
          </table:table-cell>
          <table:table-cell office:value-type="percentage" office:value="0.87648004488745634" table:style-name="ce45">
            <text:p>87,6%</text:p>
          </table:table-cell>
          <table:table-cell office:value-type="float" office:value="4798451" table:style-name="ce44">
            <text:p>4.798.451</text:p>
          </table:table-cell>
          <table:table-cell office:value-type="percentage" office:value="0.7701670341388831" table:style-name="ce45">
            <text:p>77,0%</text:p>
          </table:table-cell>
          <table:table-cell office:value-type="float" office:value="3850762" table:style-name="ce44">
            <text:p>3.850.762</text:p>
          </table:table-cell>
          <table:table-cell office:value-type="percentage" office:value="0.77877499676417294" table:style-name="ce45">
            <text:p>77,9%</text:p>
          </table:table-cell>
          <table:table-cell office:value-type="float" office:value="3185310" table:style-name="ce44">
            <text:p>3.185.310</text:p>
          </table:table-cell>
          <table:table-cell office:value-type="percentage" office:value="0.8191224490740574" table:style-name="ce45">
            <text:p>81,9%</text:p>
          </table:table-cell>
          <table:table-cell office:value-type="float" office:value="37538323" table:style-name="ce44">
            <text:p>37.538.323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9122690366225865" table:style-name="ce45">
            <text:p>89,1%</text:p>
          </table:table-cell>
          <table:table-cell office:value-type="percentage" office:value="0.79109998051665942" table:style-name="ce45">
            <text:p>79,1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154" table:style-name="ce34">
            <text:p>427.154</text:p>
          </table:table-cell>
          <table:table-cell office:value-type="percentage" office:value="1" table:style-name="ce35">
            <text:p>100,0%</text:p>
          </table:table-cell>
          <table:table-cell office:value-type="float" office:value="647741" table:style-name="ce34">
            <text:p>647.741</text:p>
          </table:table-cell>
          <table:table-cell office:value-type="percentage" office:value="0.99594084083022105" table:style-name="ce35">
            <text:p>99,6%</text:p>
          </table:table-cell>
          <table:table-cell office:value-type="float" office:value="913068" table:style-name="ce34">
            <text:p>913.068</text:p>
          </table:table-cell>
          <table:table-cell office:value-type="percentage" office:value="0.99663918563287335" table:style-name="ce35">
            <text:p>99,7%</text:p>
          </table:table-cell>
          <table:table-cell office:value-type="float" office:value="1193403" table:style-name="ce34">
            <text:p>1.193.403</text:p>
          </table:table-cell>
          <table:table-cell office:value-type="percentage" office:value="0.94338592007563515" table:style-name="ce35">
            <text:p>94,3%</text:p>
          </table:table-cell>
          <table:table-cell office:value-type="float" office:value="1215416" table:style-name="ce34">
            <text:p>1.215.416</text:p>
          </table:table-cell>
          <table:table-cell office:value-type="percentage" office:value="0.87748445254325635" table:style-name="ce35">
            <text:p>87,7%</text:p>
          </table:table-cell>
          <table:table-cell office:value-type="float" office:value="872894" table:style-name="ce34">
            <text:p>872.894</text:p>
          </table:table-cell>
          <table:table-cell office:value-type="percentage" office:value="0.76555076796785171" table:style-name="ce35">
            <text:p>76,6%</text:p>
          </table:table-cell>
          <table:table-cell office:value-type="float" office:value="690903" table:style-name="ce34">
            <text:p>690.903</text:p>
          </table:table-cell>
          <table:table-cell office:value-type="percentage" office:value="0.74396880707074187" table:style-name="ce35">
            <text:p>74,4%</text:p>
          </table:table-cell>
          <table:table-cell office:value-type="float" office:value="570972" table:style-name="ce34">
            <text:p>570.972</text:p>
          </table:table-cell>
          <table:table-cell office:value-type="percentage" office:value="0.7583566097804908" table:style-name="ce35">
            <text:p>75,8%</text:p>
          </table:table-cell>
          <table:table-cell office:value-type="float" office:value="6531551" table:style-name="ce34">
            <text:p>6.531.551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7648589803374277" table:style-name="ce35">
            <text:p>87,6%</text:p>
          </table:table-cell>
          <table:table-cell office:value-type="percentage" office:value="0.77164861205345536" table:style-name="ce35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782" table:style-name="ce37">
            <text:p>99.782</text:p>
          </table:table-cell>
          <table:table-cell office:value-type="percentage" office:value="1" table:style-name="ce38">
            <text:p>100,0%</text:p>
          </table:table-cell>
          <table:table-cell office:value-type="float" office:value="118282" table:style-name="ce37">
            <text:p>118.282</text:p>
          </table:table-cell>
          <table:table-cell office:value-type="percentage" office:value="0.99434239838594429" table:style-name="ce38">
            <text:p>99,4%</text:p>
          </table:table-cell>
          <table:table-cell office:value-type="float" office:value="151761" table:style-name="ce37">
            <text:p>151.761</text:p>
          </table:table-cell>
          <table:table-cell office:value-type="percentage" office:value="0.97054365690970601" table:style-name="ce38">
            <text:p>97,1%</text:p>
          </table:table-cell>
          <table:table-cell office:value-type="float" office:value="182798" table:style-name="ce37">
            <text:p>182.798</text:p>
          </table:table-cell>
          <table:table-cell office:value-type="percentage" office:value="0.9219835977928641" table:style-name="ce38">
            <text:p>92,2%</text:p>
          </table:table-cell>
          <table:table-cell office:value-type="float" office:value="182956" table:style-name="ce37">
            <text:p>182.956</text:p>
          </table:table-cell>
          <table:table-cell office:value-type="percentage" office:value="0.85118380221733203" table:style-name="ce38">
            <text:p>85,1%</text:p>
          </table:table-cell>
          <table:table-cell office:value-type="float" office:value="118055" table:style-name="ce37">
            <text:p>118.055</text:p>
          </table:table-cell>
          <table:table-cell office:value-type="percentage" office:value="0.71859440244451744" table:style-name="ce38">
            <text:p>71,9%</text:p>
          </table:table-cell>
          <table:table-cell office:value-type="float" office:value="95275" table:style-name="ce37">
            <text:p>95.275</text:p>
          </table:table-cell>
          <table:table-cell office:value-type="percentage" office:value="0.73063090006978471" table:style-name="ce38">
            <text:p>73,1%</text:p>
          </table:table-cell>
          <table:table-cell office:value-type="float" office:value="76841" table:style-name="ce37">
            <text:p>76.841</text:p>
          </table:table-cell>
          <table:table-cell office:value-type="percentage" office:value="0.74524047367349111" table:style-name="ce38">
            <text:p>74,5%</text:p>
          </table:table-cell>
          <table:table-cell office:value-type="float" office:value="1025750" table:style-name="ce37">
            <text:p>1.025.750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6551394188336506" table:style-name="ce38">
            <text:p>86,6%</text:p>
          </table:table-cell>
          <table:table-cell office:value-type="percentage" office:value="0.77159391029426261" table:style-name="ce38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50" table:style-name="ce37">
            <text:p>88.050</text:p>
          </table:table-cell>
          <table:table-cell office:value-type="percentage" office:value="1" table:style-name="ce38">
            <text:p>100,0%</text:p>
          </table:table-cell>
          <table:table-cell office:value-type="float" office:value="113745" table:style-name="ce37">
            <text:p>113.745</text:p>
          </table:table-cell>
          <table:table-cell office:value-type="percentage" office:value="1" table:style-name="ce38">
            <text:p>100,0%</text:p>
          </table:table-cell>
          <table:table-cell office:value-type="float" office:value="146502" table:style-name="ce37">
            <text:p>146.502</text:p>
          </table:table-cell>
          <table:table-cell office:value-type="percentage" office:value="0.97895116670675963" table:style-name="ce38">
            <text:p>97,9%</text:p>
          </table:table-cell>
          <table:table-cell office:value-type="float" office:value="151653" table:style-name="ce37">
            <text:p>151.653</text:p>
          </table:table-cell>
          <table:table-cell office:value-type="percentage" office:value="0.93241722770450985" table:style-name="ce38">
            <text:p>93,2%</text:p>
          </table:table-cell>
          <table:table-cell office:value-type="float" office:value="148496" table:style-name="ce37">
            <text:p>148.496</text:p>
          </table:table-cell>
          <table:table-cell office:value-type="percentage" office:value="0.8892348781086632" table:style-name="ce38">
            <text:p>88,9%</text:p>
          </table:table-cell>
          <table:table-cell office:value-type="float" office:value="87126" table:style-name="ce37">
            <text:p>87.126</text:p>
          </table:table-cell>
          <table:table-cell office:value-type="percentage" office:value="0.76125153996033235" table:style-name="ce38">
            <text:p>76,1%</text:p>
          </table:table-cell>
          <table:table-cell office:value-type="float" office:value="61878" table:style-name="ce37">
            <text:p>61.878</text:p>
          </table:table-cell>
          <table:table-cell office:value-type="percentage" office:value="0.78216682888599565" table:style-name="ce38">
            <text:p>78,2%</text:p>
          </table:table-cell>
          <table:table-cell office:value-type="float" office:value="53092" table:style-name="ce37">
            <text:p>53.092</text:p>
          </table:table-cell>
          <table:table-cell office:value-type="percentage" office:value="0.82956249999999998" table:style-name="ce38">
            <text:p>83,0%</text:p>
          </table:table-cell>
          <table:table-cell office:value-type="float" office:value="850542" table:style-name="ce37">
            <text:p>850.542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1071571975111543" table:style-name="ce38">
            <text:p>91,1%</text:p>
          </table:table-cell>
          <table:table-cell office:value-type="percentage" office:value="0.83485998994880173" table:style-name="ce38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753" table:style-name="ce37">
            <text:p>50.753</text:p>
          </table:table-cell>
          <table:table-cell office:value-type="percentage" office:value="1" table:style-name="ce38">
            <text:p>100,0%</text:p>
          </table:table-cell>
          <table:table-cell office:value-type="float" office:value="78557" table:style-name="ce37">
            <text:p>78.557</text:p>
          </table:table-cell>
          <table:table-cell office:value-type="percentage" office:value="0.97566943216255153" table:style-name="ce38">
            <text:p>97,6%</text:p>
          </table:table-cell>
          <table:table-cell office:value-type="float" office:value="108570" table:style-name="ce37">
            <text:p>108.570</text:p>
          </table:table-cell>
          <table:table-cell office:value-type="percentage" office:value="0.92612022417278705" table:style-name="ce38">
            <text:p>92,6%</text:p>
          </table:table-cell>
          <table:table-cell office:value-type="float" office:value="147084" table:style-name="ce37">
            <text:p>147.084</text:p>
          </table:table-cell>
          <table:table-cell office:value-type="percentage" office:value="0.88713306030869077" table:style-name="ce38">
            <text:p>88,7%</text:p>
          </table:table-cell>
          <table:table-cell office:value-type="float" office:value="161315" table:style-name="ce37">
            <text:p>161.315</text:p>
          </table:table-cell>
          <table:table-cell office:value-type="percentage" office:value="0.78242923384358687" table:style-name="ce38">
            <text:p>78,2%</text:p>
          </table:table-cell>
          <table:table-cell office:value-type="float" office:value="116523" table:style-name="ce37">
            <text:p>116.523</text:p>
          </table:table-cell>
          <table:table-cell office:value-type="percentage" office:value="0.63957911376772214" table:style-name="ce38">
            <text:p>64,0%</text:p>
          </table:table-cell>
          <table:table-cell office:value-type="float" office:value="87721" table:style-name="ce37">
            <text:p>87.721</text:p>
          </table:table-cell>
          <table:table-cell office:value-type="percentage" office:value="0.63592669382784073" table:style-name="ce38">
            <text:p>63,6%</text:p>
          </table:table-cell>
          <table:table-cell office:value-type="float" office:value="66406" table:style-name="ce37">
            <text:p>66.406</text:p>
          </table:table-cell>
          <table:table-cell office:value-type="percentage" office:value="0.69549643904482616" table:style-name="ce38">
            <text:p>69,5%</text:p>
          </table:table-cell>
          <table:table-cell office:value-type="float" office:value="816929" table:style-name="ce37">
            <text:p>816.929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8940482206892282" table:style-name="ce38">
            <text:p>78,9%</text:p>
          </table:table-cell>
          <table:table-cell office:value-type="percentage" office:value="0.69731029932320021" table:style-name="ce38">
            <text:p>69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607" table:style-name="ce37">
            <text:p>91.607</text:p>
          </table:table-cell>
          <table:table-cell office:value-type="percentage" office:value="1" table:style-name="ce38">
            <text:p>100,0%</text:p>
          </table:table-cell>
          <table:table-cell office:value-type="float" office:value="149798" table:style-name="ce37">
            <text:p>149.798</text:p>
          </table:table-cell>
          <table:table-cell office:value-type="percentage" office:value="0.96937184124868148" table:style-name="ce38">
            <text:p>96,9%</text:p>
          </table:table-cell>
          <table:table-cell office:value-type="float" office:value="218394" table:style-name="ce37">
            <text:p>218.394</text:p>
          </table:table-cell>
          <table:table-cell office:value-type="percentage" office:value="0.92897248736664795" table:style-name="ce38">
            <text:p>92,9%</text:p>
          </table:table-cell>
          <table:table-cell office:value-type="float" office:value="316141" table:style-name="ce37">
            <text:p>316.141</text:p>
          </table:table-cell>
          <table:table-cell office:value-type="percentage" office:value="0.90194058976582825" table:style-name="ce38">
            <text:p>90,2%</text:p>
          </table:table-cell>
          <table:table-cell office:value-type="float" office:value="309968" table:style-name="ce37">
            <text:p>309.968</text:p>
          </table:table-cell>
          <table:table-cell office:value-type="percentage" office:value="0.79904311153731145" table:style-name="ce38">
            <text:p>79,9%</text:p>
          </table:table-cell>
          <table:table-cell office:value-type="float" office:value="215817" table:style-name="ce37">
            <text:p>215.817</text:p>
          </table:table-cell>
          <table:table-cell office:value-type="percentage" office:value="0.6940926370226479" table:style-name="ce38">
            <text:p>69,4%</text:p>
          </table:table-cell>
          <table:table-cell office:value-type="float" office:value="170351" table:style-name="ce37">
            <text:p>170.351</text:p>
          </table:table-cell>
          <table:table-cell office:value-type="percentage" office:value="0.67667270445048222" table:style-name="ce38">
            <text:p>67,7%</text:p>
          </table:table-cell>
          <table:table-cell office:value-type="float" office:value="129780" table:style-name="ce37">
            <text:p>129.780</text:p>
          </table:table-cell>
          <table:table-cell office:value-type="percentage" office:value="0.72181404584058684" table:style-name="ce38">
            <text:p>72,2%</text:p>
          </table:table-cell>
          <table:table-cell office:value-type="float" office:value="1601856" table:style-name="ce37">
            <text:p>1.601.856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1695085716150861" table:style-name="ce38">
            <text:p>81,7%</text:p>
          </table:table-cell>
          <table:table-cell office:value-type="percentage" office:value="0.7361632977198026" table:style-name="ce38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786" table:style-name="ce37">
            <text:p>41.786</text:p>
          </table:table-cell>
          <table:table-cell office:value-type="percentage" office:value="1" table:style-name="ce38">
            <text:p>100,0%</text:p>
          </table:table-cell>
          <table:table-cell office:value-type="float" office:value="55638" table:style-name="ce37">
            <text:p>55.638</text:p>
          </table:table-cell>
          <table:table-cell office:value-type="percentage" office:value="1" table:style-name="ce38">
            <text:p>100,0%</text:p>
          </table:table-cell>
          <table:table-cell office:value-type="float" office:value="75881" table:style-name="ce37">
            <text:p>75.881</text:p>
          </table:table-cell>
          <table:table-cell office:value-type="percentage" office:value="0.98107182106147783" table:style-name="ce38">
            <text:p>98,1%</text:p>
          </table:table-cell>
          <table:table-cell office:value-type="float" office:value="83090" table:style-name="ce37">
            <text:p>83.090</text:p>
          </table:table-cell>
          <table:table-cell office:value-type="percentage" office:value="0.92359165888577655" table:style-name="ce38">
            <text:p>92,4%</text:p>
          </table:table-cell>
          <table:table-cell office:value-type="float" office:value="85615" table:style-name="ce37">
            <text:p>85.615</text:p>
          </table:table-cell>
          <table:table-cell office:value-type="percentage" office:value="0.87568656731683869" table:style-name="ce38">
            <text:p>87,6%</text:p>
          </table:table-cell>
          <table:table-cell office:value-type="float" office:value="51415" table:style-name="ce37">
            <text:p>51.415</text:p>
          </table:table-cell>
          <table:table-cell office:value-type="percentage" office:value="0.72957019000184464" table:style-name="ce38">
            <text:p>73,0%</text:p>
          </table:table-cell>
          <table:table-cell office:value-type="float" office:value="36758" table:style-name="ce37">
            <text:p>36.758</text:p>
          </table:table-cell>
          <table:table-cell office:value-type="percentage" office:value="0.72780912780912776" table:style-name="ce38">
            <text:p>72,8%</text:p>
          </table:table-cell>
          <table:table-cell office:value-type="float" office:value="28145" table:style-name="ce37">
            <text:p>28.145</text:p>
          </table:table-cell>
          <table:table-cell office:value-type="percentage" office:value="0.64019743875531698" table:style-name="ce38">
            <text:p>64,0%</text:p>
          </table:table-cell>
          <table:table-cell office:value-type="float" office:value="458328" table:style-name="ce37">
            <text:p>458.328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7445981603695289" table:style-name="ce38">
            <text:p>87,4%</text:p>
          </table:table-cell>
          <table:table-cell office:value-type="percentage" office:value="0.78628249886345114" table:style-name="ce38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549" table:style-name="ce37">
            <text:p>226.549</text:p>
          </table:table-cell>
          <table:table-cell office:value-type="percentage" office:value="1" table:style-name="ce38">
            <text:p>100,0%</text:p>
          </table:table-cell>
          <table:table-cell office:value-type="float" office:value="248718" table:style-name="ce37">
            <text:p>248.718</text:p>
          </table:table-cell>
          <table:table-cell office:value-type="percentage" office:value="1" table:style-name="ce38">
            <text:p>100,0%</text:p>
          </table:table-cell>
          <table:table-cell office:value-type="float" office:value="316035" table:style-name="ce37">
            <text:p>316.035</text:p>
          </table:table-cell>
          <table:table-cell office:value-type="percentage" office:value="0.99202699521305815" table:style-name="ce38">
            <text:p>99,2%</text:p>
          </table:table-cell>
          <table:table-cell office:value-type="float" office:value="346255" table:style-name="ce37">
            <text:p>346.255</text:p>
          </table:table-cell>
          <table:table-cell office:value-type="percentage" office:value="0.90838853544959663" table:style-name="ce38">
            <text:p>90,8%</text:p>
          </table:table-cell>
          <table:table-cell office:value-type="float" office:value="312059" table:style-name="ce37">
            <text:p>312.059</text:p>
          </table:table-cell>
          <table:table-cell office:value-type="percentage" office:value="0.8589449635980787" table:style-name="ce38">
            <text:p>85,9%</text:p>
          </table:table-cell>
          <table:table-cell office:value-type="float" office:value="200521" table:style-name="ce37">
            <text:p>200.521</text:p>
          </table:table-cell>
          <table:table-cell office:value-type="percentage" office:value="0.74881900643431432" table:style-name="ce38">
            <text:p>74,9%</text:p>
          </table:table-cell>
          <table:table-cell office:value-type="float" office:value="156922" table:style-name="ce37">
            <text:p>156.922</text:p>
          </table:table-cell>
          <table:table-cell office:value-type="percentage" office:value="0.74368501369629303" table:style-name="ce38">
            <text:p>74,4%</text:p>
          </table:table-cell>
          <table:table-cell office:value-type="float" office:value="120287" table:style-name="ce37">
            <text:p>120.287</text:p>
          </table:table-cell>
          <table:table-cell office:value-type="percentage" office:value="0.72750420340869226" table:style-name="ce38">
            <text:p>72,8%</text:p>
          </table:table-cell>
          <table:table-cell office:value-type="float" office:value="1927346" table:style-name="ce37">
            <text:p>1.927.346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8562589000451697" table:style-name="ce38">
            <text:p>88,6%</text:p>
          </table:table-cell>
          <table:table-cell office:value-type="percentage" office:value="0.80476492305790848" table:style-name="ce38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5972" table:style-name="ce37">
            <text:p>135.972</text:p>
          </table:table-cell>
          <table:table-cell office:value-type="percentage" office:value="1" table:style-name="ce38">
            <text:p>100,0%</text:p>
          </table:table-cell>
          <table:table-cell office:value-type="float" office:value="156924" table:style-name="ce37">
            <text:p>156.924</text:p>
          </table:table-cell>
          <table:table-cell office:value-type="percentage" office:value="0.98631686790152162" table:style-name="ce38">
            <text:p>98,6%</text:p>
          </table:table-cell>
          <table:table-cell office:value-type="float" office:value="214497" table:style-name="ce37">
            <text:p>214.497</text:p>
          </table:table-cell>
          <table:table-cell office:value-type="percentage" office:value="0.98193129589276884" table:style-name="ce38">
            <text:p>98,2%</text:p>
          </table:table-cell>
          <table:table-cell office:value-type="float" office:value="275763" table:style-name="ce37">
            <text:p>275.763</text:p>
          </table:table-cell>
          <table:table-cell office:value-type="percentage" office:value="0.89685440909593528" table:style-name="ce38">
            <text:p>89,7%</text:p>
          </table:table-cell>
          <table:table-cell office:value-type="float" office:value="273228" table:style-name="ce37">
            <text:p>273.228</text:p>
          </table:table-cell>
          <table:table-cell office:value-type="percentage" office:value="0.82644848081547462" table:style-name="ce38">
            <text:p>82,6%</text:p>
          </table:table-cell>
          <table:table-cell office:value-type="float" office:value="189579" table:style-name="ce37">
            <text:p>189.579</text:p>
          </table:table-cell>
          <table:table-cell office:value-type="percentage" office:value="0.71296836040481226" table:style-name="ce38">
            <text:p>71,3%</text:p>
          </table:table-cell>
          <table:table-cell office:value-type="float" office:value="153669" table:style-name="ce37">
            <text:p>153.669</text:p>
          </table:table-cell>
          <table:table-cell office:value-type="percentage" office:value="0.70461600539229396" table:style-name="ce38">
            <text:p>70,5%</text:p>
          </table:table-cell>
          <table:table-cell office:value-type="float" office:value="125044" table:style-name="ce37">
            <text:p>125.044</text:p>
          </table:table-cell>
          <table:table-cell office:value-type="percentage" office:value="0.71875934058354218" table:style-name="ce38">
            <text:p>71,9%</text:p>
          </table:table-cell>
          <table:table-cell office:value-type="float" office:value="1524676" table:style-name="ce37">
            <text:p>1.524.676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4292873001972601" table:style-name="ce38">
            <text:p>84,3%</text:p>
          </table:table-cell>
          <table:table-cell office:value-type="percentage" office:value="0.74548227306486681" table:style-name="ce38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2168" table:style-name="ce37">
            <text:p>452.168</text:p>
          </table:table-cell>
          <table:table-cell office:value-type="percentage" office:value="1" table:style-name="ce38">
            <text:p>100,0%</text:p>
          </table:table-cell>
          <table:table-cell office:value-type="float" office:value="612951" table:style-name="ce37">
            <text:p>612.951</text:p>
          </table:table-cell>
          <table:table-cell office:value-type="percentage" office:value="0.96483349388942408" table:style-name="ce38">
            <text:p>96,5%</text:p>
          </table:table-cell>
          <table:table-cell office:value-type="float" office:value="782425" table:style-name="ce37">
            <text:p>782.425</text:p>
          </table:table-cell>
          <table:table-cell office:value-type="percentage" office:value="0.93414511260960098" table:style-name="ce38">
            <text:p>93,4%</text:p>
          </table:table-cell>
          <table:table-cell office:value-type="float" office:value="1005341" table:style-name="ce37">
            <text:p>1.005.341</text:p>
          </table:table-cell>
          <table:table-cell office:value-type="percentage" office:value="0.92082745608089545" table:style-name="ce38">
            <text:p>92,1%</text:p>
          </table:table-cell>
          <table:table-cell office:value-type="float" office:value="1089848" table:style-name="ce37">
            <text:p>1.089.848</text:p>
          </table:table-cell>
          <table:table-cell office:value-type="percentage" office:value="0.82767713052162328" table:style-name="ce38">
            <text:p>82,8%</text:p>
          </table:table-cell>
          <table:table-cell office:value-type="float" office:value="708411" table:style-name="ce37">
            <text:p>708.411</text:p>
          </table:table-cell>
          <table:table-cell office:value-type="percentage" office:value="0.67813109054498533" table:style-name="ce38">
            <text:p>67,8%</text:p>
          </table:table-cell>
          <table:table-cell office:value-type="float" office:value="556119" table:style-name="ce37">
            <text:p>556.119</text:p>
          </table:table-cell>
          <table:table-cell office:value-type="percentage" office:value="0.66288687443008099" table:style-name="ce38">
            <text:p>66,3%</text:p>
          </table:table-cell>
          <table:table-cell office:value-type="float" office:value="436318" table:style-name="ce37">
            <text:p>436.318</text:p>
          </table:table-cell>
          <table:table-cell office:value-type="percentage" office:value="0.66495063749112271" table:style-name="ce38">
            <text:p>66,5%</text:p>
          </table:table-cell>
          <table:table-cell office:value-type="float" office:value="5643581" table:style-name="ce37">
            <text:p>5.643.581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2167810074020586" table:style-name="ce38">
            <text:p>82,2%</text:p>
          </table:table-cell>
          <table:table-cell office:value-type="percentage" office:value="0.72535135690231922" table:style-name="ce38">
            <text:p>72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755" table:style-name="ce37">
            <text:p>292.755</text:p>
          </table:table-cell>
          <table:table-cell office:value-type="percentage" office:value="1" table:style-name="ce38">
            <text:p>100,0%</text:p>
          </table:table-cell>
          <table:table-cell office:value-type="float" office:value="430981" table:style-name="ce37">
            <text:p>430.981</text:p>
          </table:table-cell>
          <table:table-cell office:value-type="percentage" office:value="0.98428500303748667" table:style-name="ce38">
            <text:p>98,4%</text:p>
          </table:table-cell>
          <table:table-cell office:value-type="float" office:value="559747" table:style-name="ce37">
            <text:p>559.747</text:p>
          </table:table-cell>
          <table:table-cell office:value-type="percentage" office:value="0.96387120992960562" table:style-name="ce38">
            <text:p>96,4%</text:p>
          </table:table-cell>
          <table:table-cell office:value-type="float" office:value="706211" table:style-name="ce37">
            <text:p>706.211</text:p>
          </table:table-cell>
          <table:table-cell office:value-type="percentage" office:value="0.93869345264204462" table:style-name="ce38">
            <text:p>93,9%</text:p>
          </table:table-cell>
          <table:table-cell office:value-type="float" office:value="737492" table:style-name="ce37">
            <text:p>737.492</text:p>
          </table:table-cell>
          <table:table-cell office:value-type="percentage" office:value="0.86601971845540326" table:style-name="ce38">
            <text:p>86,6%</text:p>
          </table:table-cell>
          <table:table-cell office:value-type="float" office:value="480034" table:style-name="ce37">
            <text:p>480.034</text:p>
          </table:table-cell>
          <table:table-cell office:value-type="percentage" office:value="0.73992653666461661" table:style-name="ce38">
            <text:p>74,0%</text:p>
          </table:table-cell>
          <table:table-cell office:value-type="float" office:value="388401" table:style-name="ce37">
            <text:p>388.401</text:p>
          </table:table-cell>
          <table:table-cell office:value-type="percentage" office:value="0.75253135862173193" table:style-name="ce38">
            <text:p>75,3%</text:p>
          </table:table-cell>
          <table:table-cell office:value-type="float" office:value="320604" table:style-name="ce37">
            <text:p>320.604</text:p>
          </table:table-cell>
          <table:table-cell office:value-type="percentage" office:value="0.75519573364489279" table:style-name="ce38">
            <text:p>75,5%</text:p>
          </table:table-cell>
          <table:table-cell office:value-type="float" office:value="3916225" table:style-name="ce37">
            <text:p>3.916.225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7250991932866051" table:style-name="ce38">
            <text:p>87,3%</text:p>
          </table:table-cell>
          <table:table-cell office:value-type="percentage" office:value="0.77436259640171445" table:style-name="ce38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285" table:style-name="ce37">
            <text:p>77.285</text:p>
          </table:table-cell>
          <table:table-cell office:value-type="percentage" office:value="1" table:style-name="ce38">
            <text:p>100,0%</text:p>
          </table:table-cell>
          <table:table-cell office:value-type="float" office:value="95309" table:style-name="ce37">
            <text:p>95.309</text:p>
          </table:table-cell>
          <table:table-cell office:value-type="percentage" office:value="1" table:style-name="ce38">
            <text:p>100,0%</text:p>
          </table:table-cell>
          <table:table-cell office:value-type="float" office:value="131000" table:style-name="ce37">
            <text:p>131.000</text:p>
          </table:table-cell>
          <table:table-cell office:value-type="percentage" office:value="1.0455158543301117" table:style-name="ce38">
            <text:p>104,6%</text:p>
          </table:table-cell>
          <table:table-cell office:value-type="float" office:value="159749" table:style-name="ce37">
            <text:p>159.749</text:p>
          </table:table-cell>
          <table:table-cell office:value-type="percentage" office:value="0.94405375378214829" table:style-name="ce38">
            <text:p>94,4%</text:p>
          </table:table-cell>
          <table:table-cell office:value-type="float" office:value="143527" table:style-name="ce37">
            <text:p>143.527</text:p>
          </table:table-cell>
          <table:table-cell office:value-type="percentage" office:value="0.89988965102135499" table:style-name="ce38">
            <text:p>90,0%</text:p>
          </table:table-cell>
          <table:table-cell office:value-type="float" office:value="108187" table:style-name="ce37">
            <text:p>108.187</text:p>
          </table:table-cell>
          <table:table-cell office:value-type="percentage" office:value="0.81051701016639321" table:style-name="ce38">
            <text:p>81,1%</text:p>
          </table:table-cell>
          <table:table-cell office:value-type="float" office:value="85784" table:style-name="ce37">
            <text:p>85.784</text:p>
          </table:table-cell>
          <table:table-cell office:value-type="percentage" office:value="0.75700670667137315" table:style-name="ce38">
            <text:p>75,7%</text:p>
          </table:table-cell>
          <table:table-cell office:value-type="float" office:value="66671" table:style-name="ce37">
            <text:p>66.671</text:p>
          </table:table-cell>
          <table:table-cell office:value-type="percentage" office:value="0.78667846607669611" table:style-name="ce38">
            <text:p>78,7%</text:p>
          </table:table-cell>
          <table:table-cell office:value-type="float" office:value="867512" table:style-name="ce37">
            <text:p>867.512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0987868102454594" table:style-name="ce38">
            <text:p>91,0%</text:p>
          </table:table-cell>
          <table:table-cell office:value-type="percentage" office:value="0.81534078893821071" table:style-name="ce38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318" table:style-name="ce37">
            <text:p>240.318</text:p>
          </table:table-cell>
          <table:table-cell office:value-type="percentage" office:value="1" table:style-name="ce38">
            <text:p>100,0%</text:p>
          </table:table-cell>
          <table:table-cell office:value-type="float" office:value="289479" table:style-name="ce37">
            <text:p>289.479</text:p>
          </table:table-cell>
          <table:table-cell office:value-type="percentage" office:value="0.99902333639331586" table:style-name="ce38">
            <text:p>99,9%</text:p>
          </table:table-cell>
          <table:table-cell office:value-type="float" office:value="342134" table:style-name="ce37">
            <text:p>342.134</text:p>
          </table:table-cell>
          <table:table-cell office:value-type="percentage" office:value="0.98618441343567953" table:style-name="ce38">
            <text:p>98,6%</text:p>
          </table:table-cell>
          <table:table-cell office:value-type="float" office:value="386255" table:style-name="ce37">
            <text:p>386.255</text:p>
          </table:table-cell>
          <table:table-cell office:value-type="percentage" office:value="0.95162716900433375" table:style-name="ce38">
            <text:p>95,2%</text:p>
          </table:table-cell>
          <table:table-cell office:value-type="float" office:value="399590" table:style-name="ce37">
            <text:p>399.590</text:p>
          </table:table-cell>
          <table:table-cell office:value-type="percentage" office:value="0.90155926727298574" table:style-name="ce38">
            <text:p>90,2%</text:p>
          </table:table-cell>
          <table:table-cell office:value-type="float" office:value="249922" table:style-name="ce37">
            <text:p>249.922</text:p>
          </table:table-cell>
          <table:table-cell office:value-type="percentage" office:value="0.77277618364418943" table:style-name="ce38">
            <text:p>77,3%</text:p>
          </table:table-cell>
          <table:table-cell office:value-type="float" office:value="183475" table:style-name="ce37">
            <text:p>183.475</text:p>
          </table:table-cell>
          <table:table-cell office:value-type="percentage" office:value="0.79432940371718885" table:style-name="ce38">
            <text:p>79,4%</text:p>
          </table:table-cell>
          <table:table-cell office:value-type="float" office:value="153764" table:style-name="ce37">
            <text:p>153.764</text:p>
          </table:table-cell>
          <table:table-cell office:value-type="percentage" office:value="0.85421122511902314" table:style-name="ce38">
            <text:p>85,4%</text:p>
          </table:table-cell>
          <table:table-cell office:value-type="float" office:value="2244937" table:style-name="ce37">
            <text:p>2.244.937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1462201827910161" table:style-name="ce38">
            <text:p>91,5%</text:p>
          </table:table-cell>
          <table:table-cell office:value-type="percentage" office:value="0.83089836883965951" table:style-name="ce38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39" table:style-name="ce37">
            <text:p>23.139</text:p>
          </table:table-cell>
          <table:table-cell office:value-type="percentage" office:value="1" table:style-name="ce38">
            <text:p>100,0%</text:p>
          </table:table-cell>
          <table:table-cell office:value-type="float" office:value="28524" table:style-name="ce37">
            <text:p>28.524</text:p>
          </table:table-cell>
          <table:table-cell office:value-type="percentage" office:value="1" table:style-name="ce38">
            <text:p>100,0%</text:p>
          </table:table-cell>
          <table:table-cell office:value-type="float" office:value="37294" table:style-name="ce37">
            <text:p>37.294</text:p>
          </table:table-cell>
          <table:table-cell office:value-type="percentage" office:value="0.98875868285699131" table:style-name="ce38">
            <text:p>98,9%</text:p>
          </table:table-cell>
          <table:table-cell office:value-type="float" office:value="44534" table:style-name="ce37">
            <text:p>44.534</text:p>
          </table:table-cell>
          <table:table-cell office:value-type="percentage" office:value="0.9343319906008728" table:style-name="ce38">
            <text:p>93,4%</text:p>
          </table:table-cell>
          <table:table-cell office:value-type="float" office:value="46231" table:style-name="ce37">
            <text:p>46.231</text:p>
          </table:table-cell>
          <table:table-cell office:value-type="percentage" office:value="0.8731561750429675" table:style-name="ce38">
            <text:p>87,3%</text:p>
          </table:table-cell>
          <table:table-cell office:value-type="float" office:value="29110" table:style-name="ce37">
            <text:p>29.110</text:p>
          </table:table-cell>
          <table:table-cell office:value-type="percentage" office:value="0.74035453597497392" table:style-name="ce38">
            <text:p>74,0%</text:p>
          </table:table-cell>
          <table:table-cell office:value-type="float" office:value="21333" table:style-name="ce37">
            <text:p>21.333</text:p>
          </table:table-cell>
          <table:table-cell office:value-type="percentage" office:value="0.70040711799855537" table:style-name="ce38">
            <text:p>70,0%</text:p>
          </table:table-cell>
          <table:table-cell office:value-type="float" office:value="18189" table:style-name="ce37">
            <text:p>18.189</text:p>
          </table:table-cell>
          <table:table-cell office:value-type="percentage" office:value="0.71240012533291552" table:style-name="ce38">
            <text:p>71,2%</text:p>
          </table:table-cell>
          <table:table-cell office:value-type="float" office:value="248354" table:style-name="ce37">
            <text:p>248.354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7457830052470331" table:style-name="ce38">
            <text:p>87,5%</text:p>
          </table:table-cell>
          <table:table-cell office:value-type="percentage" office:value="0.77631488462524301" table:style-name="ce38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0252" table:style-name="ce37">
            <text:p>370.252</text:p>
          </table:table-cell>
          <table:table-cell office:value-type="percentage" office:value="1" table:style-name="ce38">
            <text:p>100,0%</text:p>
          </table:table-cell>
          <table:table-cell office:value-type="float" office:value="507589" table:style-name="ce37">
            <text:p>507.589</text:p>
          </table:table-cell>
          <table:table-cell office:value-type="percentage" office:value="0.96484951937059127" table:style-name="ce38">
            <text:p>96,5%</text:p>
          </table:table-cell>
          <table:table-cell office:value-type="float" office:value="672440" table:style-name="ce37">
            <text:p>672.440</text:p>
          </table:table-cell>
          <table:table-cell office:value-type="percentage" office:value="0.95608987620197261" table:style-name="ce38">
            <text:p>95,6%</text:p>
          </table:table-cell>
          <table:table-cell office:value-type="float" office:value="924785" table:style-name="ce37">
            <text:p>924.785</text:p>
          </table:table-cell>
          <table:table-cell office:value-type="percentage" office:value="0.95065908840923408" table:style-name="ce38">
            <text:p>95,1%</text:p>
          </table:table-cell>
          <table:table-cell office:value-type="float" office:value="992176" table:style-name="ce37">
            <text:p>992.176</text:p>
          </table:table-cell>
          <table:table-cell office:value-type="percentage" office:value="0.85094397716581283" table:style-name="ce38">
            <text:p>85,1%</text:p>
          </table:table-cell>
          <table:table-cell office:value-type="float" office:value="686101" table:style-name="ce37">
            <text:p>686.101</text:p>
          </table:table-cell>
          <table:table-cell office:value-type="percentage" office:value="0.72248536287435239" table:style-name="ce38">
            <text:p>72,2%</text:p>
          </table:table-cell>
          <table:table-cell office:value-type="float" office:value="527398" table:style-name="ce37">
            <text:p>527.398</text:p>
          </table:table-cell>
          <table:table-cell office:value-type="percentage" office:value="0.71032425334186333" table:style-name="ce38">
            <text:p>71,0%</text:p>
          </table:table-cell>
          <table:table-cell office:value-type="float" office:value="361806" table:style-name="ce37">
            <text:p>361.806</text:p>
          </table:table-cell>
          <table:table-cell office:value-type="percentage" office:value="0.65361977952892458" table:style-name="ce38">
            <text:p>65,4%</text:p>
          </table:table-cell>
          <table:table-cell office:value-type="float" office:value="5042547" table:style-name="ce37">
            <text:p>5.042.547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4352628674407237" table:style-name="ce38">
            <text:p>84,4%</text:p>
          </table:table-cell>
          <table:table-cell office:value-type="percentage" office:value="0.74375078172382791" table:style-name="ce38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761" table:style-name="ce37">
            <text:p>72.761</text:p>
          </table:table-cell>
          <table:table-cell office:value-type="percentage" office:value="1" table:style-name="ce38">
            <text:p>100,0%</text:p>
          </table:table-cell>
          <table:table-cell office:value-type="float" office:value="100807" table:style-name="ce37">
            <text:p>100.807</text:p>
          </table:table-cell>
          <table:table-cell office:value-type="percentage" office:value="0.97966938454212382" table:style-name="ce38">
            <text:p>98,0%</text:p>
          </table:table-cell>
          <table:table-cell office:value-type="float" office:value="144179" table:style-name="ce37">
            <text:p>144.179</text:p>
          </table:table-cell>
          <table:table-cell office:value-type="percentage" office:value="0.9814170677085815" table:style-name="ce38">
            <text:p>98,1%</text:p>
          </table:table-cell>
          <table:table-cell office:value-type="float" office:value="203079" table:style-name="ce37">
            <text:p>203.079</text:p>
          </table:table-cell>
          <table:table-cell office:value-type="percentage" office:value="0.95227801327981398" table:style-name="ce38">
            <text:p>95,2%</text:p>
          </table:table-cell>
          <table:table-cell office:value-type="float" office:value="222938" table:style-name="ce37">
            <text:p>222.938</text:p>
          </table:table-cell>
          <table:table-cell office:value-type="percentage" office:value="0.87716647583973684" table:style-name="ce38">
            <text:p>87,7%</text:p>
          </table:table-cell>
          <table:table-cell office:value-type="float" office:value="154445" table:style-name="ce37">
            <text:p>154.445</text:p>
          </table:table-cell>
          <table:table-cell office:value-type="percentage" office:value="0.73896068477485966" table:style-name="ce38">
            <text:p>73,9%</text:p>
          </table:table-cell>
          <table:table-cell office:value-type="float" office:value="125835" table:style-name="ce37">
            <text:p>125.835</text:p>
          </table:table-cell>
          <table:table-cell office:value-type="percentage" office:value="0.73054549254563184" table:style-name="ce38">
            <text:p>73,1%</text:p>
          </table:table-cell>
          <table:table-cell office:value-type="float" office:value="104222" table:style-name="ce37">
            <text:p>104.222</text:p>
          </table:table-cell>
          <table:table-cell office:value-type="percentage" office:value="0.73450603971979078" table:style-name="ce38">
            <text:p>73,5%</text:p>
          </table:table-cell>
          <table:table-cell office:value-type="float" office:value="1128266" table:style-name="ce37">
            <text:p>1.128.266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6118169321223659" table:style-name="ce38">
            <text:p>86,1%</text:p>
          </table:table-cell>
          <table:table-cell office:value-type="percentage" office:value="0.74657750433250336" table:style-name="ce38">
            <text:p>74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84" table:style-name="ce37">
            <text:p>42.084</text:p>
          </table:table-cell>
          <table:table-cell office:value-type="percentage" office:value="1" table:style-name="ce38">
            <text:p>100,0%</text:p>
          </table:table-cell>
          <table:table-cell office:value-type="float" office:value="55676" table:style-name="ce37">
            <text:p>55.676</text:p>
          </table:table-cell>
          <table:table-cell office:value-type="percentage" office:value="0.9979208488672211" table:style-name="ce38">
            <text:p>99,8%</text:p>
          </table:table-cell>
          <table:table-cell office:value-type="float" office:value="71227" table:style-name="ce37">
            <text:p>71.227</text:p>
          </table:table-cell>
          <table:table-cell office:value-type="percentage" office:value="0.96456042467905312" table:style-name="ce38">
            <text:p>96,5%</text:p>
          </table:table-cell>
          <table:table-cell office:value-type="float" office:value="90258" table:style-name="ce37">
            <text:p>90.258</text:p>
          </table:table-cell>
          <table:table-cell office:value-type="percentage" office:value="0.93343951020745863" table:style-name="ce38">
            <text:p>93,3%</text:p>
          </table:table-cell>
          <table:table-cell office:value-type="float" office:value="93011" table:style-name="ce37">
            <text:p>93.011</text:p>
          </table:table-cell>
          <table:table-cell office:value-type="percentage" office:value="0.86119701487009503" table:style-name="ce38">
            <text:p>86,1%</text:p>
          </table:table-cell>
          <table:table-cell office:value-type="float" office:value="60248" table:style-name="ce37">
            <text:p>60.248</text:p>
          </table:table-cell>
          <table:table-cell office:value-type="percentage" office:value="0.74068427976051443" table:style-name="ce38">
            <text:p>74,1%</text:p>
          </table:table-cell>
          <table:table-cell office:value-type="float" office:value="51060" table:style-name="ce37">
            <text:p>51.060</text:p>
          </table:table-cell>
          <table:table-cell office:value-type="percentage" office:value="0.74948258399753398" table:style-name="ce38">
            <text:p>74,9%</text:p>
          </table:table-cell>
          <table:table-cell office:value-type="float" office:value="42228" table:style-name="ce37">
            <text:p>42.228</text:p>
          </table:table-cell>
          <table:table-cell office:value-type="percentage" office:value="0.74888274100872521" table:style-name="ce38">
            <text:p>74,9%</text:p>
          </table:table-cell>
          <table:table-cell office:value-type="float" office:value="505792" table:style-name="ce37">
            <text:p>505.792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7002411611513808" table:style-name="ce38">
            <text:p>87,0%</text:p>
          </table:table-cell>
          <table:table-cell office:value-type="percentage" office:value="0.76496414835518012" table:style-name="ce38">
            <text:p>76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739" table:style-name="ce37">
            <text:p>161.739</text:p>
          </table:table-cell>
          <table:table-cell office:value-type="percentage" office:value="1.0239886039886039" table:style-name="ce38">
            <text:p>102,4%</text:p>
          </table:table-cell>
          <table:table-cell office:value-type="float" office:value="211959" table:style-name="ce37">
            <text:p>211.959</text:p>
          </table:table-cell>
          <table:table-cell office:value-type="percentage" office:value="0.9947343967786898" table:style-name="ce38">
            <text:p>99,5%</text:p>
          </table:table-cell>
          <table:table-cell office:value-type="float" office:value="272181" table:style-name="ce37">
            <text:p>272.181</text:p>
          </table:table-cell>
          <table:table-cell office:value-type="percentage" office:value="0.97166204363145658" table:style-name="ce38">
            <text:p>97,2%</text:p>
          </table:table-cell>
          <table:table-cell office:value-type="float" office:value="318943" table:style-name="ce37">
            <text:p>318.943</text:p>
          </table:table-cell>
          <table:table-cell office:value-type="percentage" office:value="0.93813110886912943" table:style-name="ce38">
            <text:p>93,8%</text:p>
          </table:table-cell>
          <table:table-cell office:value-type="float" office:value="312637" table:style-name="ce37">
            <text:p>312.637</text:p>
          </table:table-cell>
          <table:table-cell office:value-type="percentage" office:value="0.86332093457376158" table:style-name="ce38">
            <text:p>86,3%</text:p>
          </table:table-cell>
          <table:table-cell office:value-type="float" office:value="188640" table:style-name="ce37">
            <text:p>188.640</text:p>
          </table:table-cell>
          <table:table-cell office:value-type="percentage" office:value="0.72402636033207568" table:style-name="ce38">
            <text:p>72,4%</text:p>
          </table:table-cell>
          <table:table-cell office:value-type="float" office:value="141884" table:style-name="ce37">
            <text:p>141.884</text:p>
          </table:table-cell>
          <table:table-cell office:value-type="percentage" office:value="0.70402016533190426" table:style-name="ce38">
            <text:p>70,4%</text:p>
          </table:table-cell>
          <table:table-cell office:value-type="float" office:value="117341" table:style-name="ce37">
            <text:p>117.341</text:p>
          </table:table-cell>
          <table:table-cell office:value-type="percentage" office:value="0.69594794965778206" table:style-name="ce38">
            <text:p>69,6%</text:p>
          </table:table-cell>
          <table:table-cell office:value-type="float" office:value="1725324" table:style-name="ce37">
            <text:p>1.725.324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6964393634292925" table:style-name="ce38">
            <text:p>87,0%</text:p>
          </table:table-cell>
          <table:table-cell office:value-type="percentage" office:value="0.77699657375082409" table:style-name="ce38">
            <text:p>77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71" table:style-name="ce37">
            <text:p>2.371</text:p>
          </table:table-cell>
          <table:table-cell office:value-type="percentage" office:value="0.91017274472168908" table:style-name="ce38">
            <text:p>91,0%</text:p>
          </table:table-cell>
          <table:table-cell office:value-type="float" office:value="3840" table:style-name="ce37">
            <text:p>3.840</text:p>
          </table:table-cell>
          <table:table-cell office:value-type="percentage" office:value="0.88930060213061601" table:style-name="ce38">
            <text:p>88,9%</text:p>
          </table:table-cell>
          <table:table-cell office:value-type="float" office:value="7422" table:style-name="ce37">
            <text:p>7.422</text:p>
          </table:table-cell>
          <table:table-cell office:value-type="percentage" office:value="0.94463535700649104" table:style-name="ce38">
            <text:p>94,5%</text:p>
          </table:table-cell>
          <table:table-cell office:value-type="float" office:value="10225" table:style-name="ce37">
            <text:p>10.225</text:p>
          </table:table-cell>
          <table:table-cell office:value-type="percentage" office:value="0.88482173762547589" table:style-name="ce38">
            <text:p>88,5%</text:p>
          </table:table-cell>
          <table:table-cell office:value-type="float" office:value="10572" table:style-name="ce37">
            <text:p>10.572</text:p>
          </table:table-cell>
          <table:table-cell office:value-type="percentage" office:value="0.83626008542952068" table:style-name="ce38">
            <text:p>83,6%</text:p>
          </table:table-cell>
          <table:table-cell office:value-type="float" office:value="8337" table:style-name="ce37">
            <text:p>8.337</text:p>
          </table:table-cell>
          <table:table-cell office:value-type="percentage" office:value="0.70094165125273244" table:style-name="ce38">
            <text:p>70,1%</text:p>
          </table:table-cell>
          <table:table-cell office:value-type="float" office:value="7769" table:style-name="ce37">
            <text:p>7.769</text:p>
          </table:table-cell>
          <table:table-cell office:value-type="percentage" office:value="0.70839792103583477" table:style-name="ce38">
            <text:p>70,8%</text:p>
          </table:table-cell>
          <table:table-cell office:value-type="float" office:value="6154" table:style-name="ce37">
            <text:p>6.154</text:p>
          </table:table-cell>
          <table:table-cell office:value-type="percentage" office:value="0.67433705895244356" table:style-name="ce38">
            <text:p>67,4%</text:p>
          </table:table-cell>
          <table:table-cell office:value-type="float" office:value="56690" table:style-name="ce37">
            <text:p>56.690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7988445008102586" table:style-name="ce38">
            <text:p>79,9%</text:p>
          </table:table-cell>
          <table:table-cell office:value-type="percentage" office:value="0.6732619177691741" table:style-name="ce38">
            <text:p>67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54" table:style-name="ce37">
            <text:p>1.954</text:p>
          </table:table-cell>
          <table:table-cell office:value-type="percentage" office:value="0.83184333759046403" table:style-name="ce38">
            <text:p>83,2%</text:p>
          </table:table-cell>
          <table:table-cell office:value-type="float" office:value="3226" table:style-name="ce37">
            <text:p>3.226</text:p>
          </table:table-cell>
          <table:table-cell office:value-type="percentage" office:value="0.86072572038420492" table:style-name="ce38">
            <text:p>86,1%</text:p>
          </table:table-cell>
          <table:table-cell office:value-type="float" office:value="6941" table:style-name="ce37">
            <text:p>6.941</text:p>
          </table:table-cell>
          <table:table-cell office:value-type="percentage" office:value="0.88680209531110255" table:style-name="ce38">
            <text:p>88,7%</text:p>
          </table:table-cell>
          <table:table-cell office:value-type="float" office:value="9390" table:style-name="ce37">
            <text:p>9.390</text:p>
          </table:table-cell>
          <table:table-cell office:value-type="percentage" office:value="0.83104699530931936" table:style-name="ce38">
            <text:p>83,1%</text:p>
          </table:table-cell>
          <table:table-cell office:value-type="float" office:value="9672" table:style-name="ce37">
            <text:p>9.672</text:p>
          </table:table-cell>
          <table:table-cell office:value-type="percentage" office:value="0.80586568905182465" table:style-name="ce38">
            <text:p>80,6%</text:p>
          </table:table-cell>
          <table:table-cell office:value-type="float" office:value="7972" table:style-name="ce37">
            <text:p>7.972</text:p>
          </table:table-cell>
          <table:table-cell office:value-type="percentage" office:value="0.65705101788510678" table:style-name="ce38">
            <text:p>65,7%</text:p>
          </table:table-cell>
          <table:table-cell office:value-type="float" office:value="7409" table:style-name="ce37">
            <text:p>7.409</text:p>
          </table:table-cell>
          <table:table-cell office:value-type="percentage" office:value="0.61767403084618588" table:style-name="ce38">
            <text:p>61,8%</text:p>
          </table:table-cell>
          <table:table-cell office:value-type="float" office:value="6180" table:style-name="ce37">
            <text:p>6.180</text:p>
          </table:table-cell>
          <table:table-cell office:value-type="percentage" office:value="0.64549822435763526" table:style-name="ce38">
            <text:p>64,5%</text:p>
          </table:table-cell>
          <table:table-cell office:value-type="float" office:value="52744" table:style-name="ce37">
            <text:p>52.744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4363782480578622" table:style-name="ce38">
            <text:p>74,4%</text:p>
          </table:table-cell>
          <table:table-cell office:value-type="percentage" office:value="0.60572373558730308" table:style-name="ce38">
            <text:p>60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95" table:style-name="ce37">
            <text:p>3.395</text:p>
          </table:table-cell>
          <table:table-cell office:value-type="string" table:style-name="ce38">
            <text:p>-</text:p>
          </table:table-cell>
          <table:table-cell office:value-type="float" office:value="8914" table:style-name="ce37">
            <text:p>8.914</text:p>
          </table:table-cell>
          <table:table-cell office:value-type="string" table:style-name="ce38">
            <text:p>-</text:p>
          </table:table-cell>
          <table:table-cell office:value-type="float" office:value="20586" table:style-name="ce37">
            <text:p>20.586</text:p>
          </table:table-cell>
          <table:table-cell office:value-type="string" table:style-name="ce38">
            <text:p>-</text:p>
          </table:table-cell>
          <table:table-cell office:value-type="float" office:value="29755" table:style-name="ce37">
            <text:p>29.755</text:p>
          </table:table-cell>
          <table:table-cell office:value-type="string" table:style-name="ce38">
            <text:p>-</text:p>
          </table:table-cell>
          <table:table-cell office:value-type="float" office:value="22308" table:style-name="ce37">
            <text:p>22.308</text:p>
          </table:table-cell>
          <table:table-cell office:value-type="string" table:style-name="ce38">
            <text:p>-</text:p>
          </table:table-cell>
          <table:table-cell office:value-type="float" office:value="1038" table:style-name="ce37">
            <text:p>1.038</text:p>
          </table:table-cell>
          <table:table-cell office:value-type="string" table:style-name="ce38">
            <text:p>-</text:p>
          </table:table-cell>
          <table:table-cell office:value-type="float" office:value="86036" table:style-name="ce37">
            <text:p>86.036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5" table:style-name="ce40">
            <text:p>25</text:p>
          </table:table-cell>
          <table:table-cell office:value-type="string" table:style-name="ce41">
            <text:p>-</text:p>
          </table:table-cell>
          <table:table-cell office:value-type="float" office:value="30" table:style-name="ce40">
            <text:p>30</text:p>
          </table:table-cell>
          <table:table-cell office:value-type="string" table:style-name="ce41">
            <text:p>-</text:p>
          </table:table-cell>
          <table:table-cell office:value-type="float" office:value="195" table:style-name="ce40">
            <text:p>195</text:p>
          </table:table-cell>
          <table:table-cell office:value-type="string" table:style-name="ce41">
            <text:p>-</text:p>
          </table:table-cell>
          <table:table-cell office:value-type="float" office:value="552" table:style-name="ce40">
            <text:p>552</text:p>
          </table:table-cell>
          <table:table-cell office:value-type="string" table:style-name="ce41">
            <text:p>-</text:p>
          </table:table-cell>
          <table:table-cell office:value-type="float" office:value="1050" table:style-name="ce40">
            <text:p>1.050</text:p>
          </table:table-cell>
          <table:table-cell office:value-type="string" table:style-name="ce41">
            <text:p>-</text:p>
          </table:table-cell>
          <table:table-cell office:value-type="float" office:value="1136" table:style-name="ce40">
            <text:p>1.136</text:p>
          </table:table-cell>
          <table:table-cell office:value-type="string" table:style-name="ce41">
            <text:p>-</text:p>
          </table:table-cell>
          <table:table-cell office:value-type="float" office:value="992" table:style-name="ce40">
            <text:p>992</text:p>
          </table:table-cell>
          <table:table-cell office:value-type="string" table:style-name="ce41">
            <text:p>-</text:p>
          </table:table-cell>
          <table:table-cell office:value-type="float" office:value="139" table:style-name="ce40">
            <text:p>139</text:p>
          </table:table-cell>
          <table:table-cell office:value-type="string" table:style-name="ce41">
            <text:p>-</text:p>
          </table:table-cell>
          <table:table-cell office:value-type="float" office:value="4119" table:style-name="ce40">
            <text:p>4.119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8527" table:style-name="ce44">
            <text:p>2.898.527</text:p>
          </table:table-cell>
          <table:table-cell office:value-type="percentage" office:value="1" table:style-name="ce45">
            <text:p>100,0%</text:p>
          </table:table-cell>
          <table:table-cell office:value-type="float" office:value="3909791" table:style-name="ce44">
            <text:p>3.909.791</text:p>
          </table:table-cell>
          <table:table-cell office:value-type="percentage" office:value="0.98730974016709405" table:style-name="ce45">
            <text:p>98,7%</text:p>
          </table:table-cell>
          <table:table-cell office:value-type="float" office:value="5175288" table:style-name="ce44">
            <text:p>5.175.288</text:p>
          </table:table-cell>
          <table:table-cell office:value-type="percentage" office:value="0.9697023750858631" table:style-name="ce45">
            <text:p>97,0%</text:p>
          </table:table-cell>
          <table:table-cell office:value-type="float" office:value="6564423" table:style-name="ce44">
            <text:p>6.564.423</text:p>
          </table:table-cell>
          <table:table-cell office:value-type="percentage" office:value="0.93333391153463252" table:style-name="ce45">
            <text:p>93,3%</text:p>
          </table:table-cell>
          <table:table-cell office:value-type="float" office:value="6768383" table:style-name="ce44">
            <text:p>6.768.383</text:p>
          </table:table-cell>
          <table:table-cell office:value-type="percentage" office:value="0.85765440485408984" table:style-name="ce45">
            <text:p>85,8%</text:p>
          </table:table-cell>
          <table:table-cell office:value-type="float" office:value="4564228" table:style-name="ce44">
            <text:p>4.564.228</text:p>
          </table:table-cell>
          <table:table-cell office:value-type="percentage" office:value="0.73257347879422885" table:style-name="ce45">
            <text:p>73,3%</text:p>
          </table:table-cell>
          <table:table-cell office:value-type="float" office:value="3573244" table:style-name="ce44">
            <text:p>3.573.244</text:p>
          </table:table-cell>
          <table:table-cell office:value-type="percentage" office:value="0.72264998058503749" table:style-name="ce45">
            <text:p>72,3%</text:p>
          </table:table-cell>
          <table:table-cell office:value-type="float" office:value="2805221" table:style-name="ce44">
            <text:p>2.805.221</text:p>
          </table:table-cell>
          <table:table-cell office:value-type="percentage" office:value="0.7213801782915874" table:style-name="ce45">
            <text:p>72,1%</text:p>
          </table:table-cell>
          <table:table-cell office:value-type="float" office:value="36259105" table:style-name="ce44">
            <text:p>36.259.105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6085598119859319" table:style-name="ce45">
            <text:p>86,1%</text:p>
          </table:table-cell>
          <table:table-cell office:value-type="percentage" office:value="0.76414114874155425" table:style-name="ce45">
            <text:p>76,4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9-23T12:44:20Z</meta:creation-date>
    <dc:date>2021-09-23T12:44:39Z</dc:date>
  </office:meta>
</office:document-meta>
</file>